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.101cm" fo:margin-bottom="0.199cm" loext:contextual-spacing="false" fo:line-height="100%"/>
      <style:text-properties fo:font-size="10.5pt" officeooo:paragraph-rsid="00178372" style:font-size-asian="10.5pt" style:font-size-complex="10.5pt"/>
    </style:style>
    <style:style style:name="P2" style:family="paragraph" style:parent-style-name="Text_20_body">
      <style:paragraph-properties fo:margin-top="0.101cm" fo:margin-bottom="0.199cm" loext:contextual-spacing="false" fo:line-height="100%"/>
      <style:text-properties fo:font-size="10.5pt" officeooo:rsid="0015c7cf" officeooo:paragraph-rsid="00178372" style:font-size-asian="10.5pt" style:font-size-complex="10.5pt"/>
    </style:style>
    <style:style style:name="P3" style:family="paragraph" style:parent-style-name="Text_20_body">
      <style:paragraph-properties fo:margin-top="0.101cm" fo:margin-bottom="0.199cm" loext:contextual-spacing="false" fo:line-height="100%"/>
      <style:text-properties fo:font-size="10.5pt" officeooo:rsid="00171f16" officeooo:paragraph-rsid="00178372" style:font-size-asian="10.5pt" style:font-size-complex="10.5pt"/>
    </style:style>
    <style:style style:name="P4" style:family="paragraph" style:parent-style-name="Text_20_body">
      <style:paragraph-properties fo:margin-top="0.101cm" fo:margin-bottom="0.199cm" loext:contextual-spacing="false" fo:line-height="100%"/>
      <style:text-properties fo:font-size="10.5pt" officeooo:rsid="00190c89" officeooo:paragraph-rsid="00178372" style:font-size-asian="10.5pt" style:font-size-complex="10.5pt"/>
    </style:style>
    <style:style style:name="P5" style:family="paragraph" style:parent-style-name="Text_20_body">
      <style:paragraph-properties fo:margin-top="0.101cm" fo:margin-bottom="0.199cm" loext:contextual-spacing="false" fo:line-height="100%"/>
      <style:text-properties fo:font-size="10.5pt" officeooo:rsid="003ad1d8" officeooo:paragraph-rsid="00178372" style:font-size-asian="10.5pt" style:font-size-complex="10.5pt"/>
    </style:style>
    <style:style style:name="P6" style:family="paragraph" style:parent-style-name="Text_20_body">
      <style:paragraph-properties fo:margin-top="0.101cm" fo:margin-bottom="0.199cm" loext:contextual-spacing="false" fo:line-height="100%"/>
      <style:text-properties fo:font-size="10.5pt" officeooo:rsid="0051f78c" officeooo:paragraph-rsid="00178372" style:font-size-asian="10.5pt" style:font-size-complex="10.5pt"/>
    </style:style>
    <style:style style:name="P7" style:family="paragraph" style:parent-style-name="Text_20_body">
      <style:paragraph-properties fo:margin-top="0.101cm" fo:margin-bottom="0.199cm" loext:contextual-spacing="false" fo:line-height="100%"/>
      <style:text-properties fo:font-size="10.5pt" officeooo:rsid="00198cbd" officeooo:paragraph-rsid="00178372" style:font-size-asian="10.5pt" style:font-size-complex="10.5pt"/>
    </style:style>
    <style:style style:name="P8" style:family="paragraph" style:parent-style-name="Text_20_body">
      <style:paragraph-properties fo:margin-top="0.101cm" fo:margin-bottom="0.199cm" loext:contextual-spacing="false" fo:line-height="100%"/>
      <style:text-properties fo:font-size="10.5pt" officeooo:rsid="0018e359" officeooo:paragraph-rsid="00178372" style:font-size-asian="10.5pt" style:font-size-complex="10.5pt"/>
    </style:style>
    <style:style style:name="P9" style:family="paragraph" style:parent-style-name="Text_20_body">
      <style:paragraph-properties fo:margin-top="0.101cm" fo:margin-bottom="0.199cm" loext:contextual-spacing="false" fo:line-height="100%"/>
      <style:text-properties fo:font-size="10.5pt" officeooo:rsid="001c288c" officeooo:paragraph-rsid="00178372" style:font-size-asian="10.5pt" style:font-size-complex="10.5pt"/>
    </style:style>
    <style:style style:name="P10" style:family="paragraph" style:parent-style-name="Text_20_body">
      <style:paragraph-properties fo:margin-top="0.101cm" fo:margin-bottom="0.199cm" loext:contextual-spacing="false" fo:line-height="100%"/>
      <style:text-properties fo:font-size="10.5pt" officeooo:rsid="0021c1ca" officeooo:paragraph-rsid="00178372" style:font-size-asian="10.5pt" style:font-size-complex="10.5pt"/>
    </style:style>
    <style:style style:name="P11" style:family="paragraph" style:parent-style-name="Text_20_body">
      <style:paragraph-properties fo:margin-top="0.101cm" fo:margin-bottom="0.199cm" loext:contextual-spacing="false" fo:line-height="100%"/>
      <style:text-properties fo:font-size="10.5pt" fo:font-weight="normal" officeooo:rsid="002af41d" officeooo:paragraph-rsid="00178372" style:font-size-asian="10.5pt" style:font-weight-asian="normal" style:font-size-complex="10.5pt" style:font-weight-complex="normal"/>
    </style:style>
    <style:style style:name="P12" style:family="paragraph" style:parent-style-name="Text_20_body">
      <style:paragraph-properties fo:margin-top="0.101cm" fo:margin-bottom="0.199cm" loext:contextual-spacing="false" fo:line-height="100%"/>
      <style:text-properties fo:font-size="10.5pt" fo:font-weight="normal" officeooo:rsid="0053b4f7" officeooo:paragraph-rsid="00178372" style:font-size-asian="10.5pt" style:font-weight-asian="normal" style:font-size-complex="10.5pt" style:font-weight-complex="normal"/>
    </style:style>
    <style:style style:name="P13" style:family="paragraph" style:parent-style-name="Text_20_body">
      <style:paragraph-properties fo:margin-top="0.101cm" fo:margin-bottom="0.199cm" loext:contextual-spacing="false" fo:line-height="100%"/>
      <style:text-properties fo:font-size="10.5pt" fo:font-weight="normal" officeooo:rsid="002fcd58" officeooo:paragraph-rsid="00178372" style:font-size-asian="10.5pt" style:font-weight-asian="normal" style:font-size-complex="10.5pt" style:font-weight-complex="normal"/>
    </style:style>
    <style:style style:name="P14" style:family="paragraph" style:parent-style-name="Text_20_body">
      <style:paragraph-properties fo:margin-top="0.101cm" fo:margin-bottom="0.199cm" loext:contextual-spacing="false" fo:line-height="100%"/>
      <style:text-properties fo:font-size="10.5pt" fo:font-weight="normal" officeooo:rsid="003e2b99" officeooo:paragraph-rsid="00178372" style:font-size-asian="10.5pt" style:font-weight-asian="normal" style:font-size-complex="10.5pt" style:font-weight-complex="normal"/>
    </style:style>
    <style:style style:name="P15" style:family="paragraph" style:parent-style-name="Text_20_body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16" style:family="paragraph" style:parent-style-name="Text_20_body">
      <style:paragraph-properties fo:margin-top="0.101cm" fo:margin-bottom="0.199cm" loext:contextual-spacing="false" fo:line-height="100%"/>
      <style:text-properties fo:font-size="10.5pt" fo:font-weight="bold" officeooo:rsid="001469e9" officeooo:paragraph-rsid="00178372" style:font-size-asian="10.5pt" style:font-weight-asian="bold" style:font-size-complex="10.5pt" style:font-weight-complex="bold"/>
    </style:style>
    <style:style style:name="P17" style:family="paragraph" style:parent-style-name="Text_20_body">
      <style:paragraph-properties fo:margin-top="0.101cm" fo:margin-bottom="0.199cm" loext:contextual-spacing="false" fo:line-height="100%"/>
      <style:text-properties officeooo:paragraph-rsid="00178372"/>
    </style:style>
    <style:style style:name="P18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officeooo:rsid="0018e359" officeooo:paragraph-rsid="00178372" style:font-size-asian="10.5pt" style:font-size-complex="10.5pt"/>
    </style:style>
    <style:style style:name="P19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officeooo:rsid="00198cbd" officeooo:paragraph-rsid="00178372" style:font-size-asian="10.5pt" style:font-size-complex="10.5pt"/>
    </style:style>
    <style:style style:name="P20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officeooo:rsid="002bb500" officeooo:paragraph-rsid="00178372" style:font-size-asian="10.5pt" style:font-size-complex="10.5pt"/>
    </style:style>
    <style:style style:name="P21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pt" officeooo:paragraph-rsid="00178372" style:font-size-asian="10pt" style:font-size-complex="10pt"/>
    </style:style>
    <style:style style:name="P22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pt" officeooo:rsid="002bb500" officeooo:paragraph-rsid="00178372" style:font-size-asian="10pt" style:font-size-complex="10pt"/>
    </style:style>
    <style:style style:name="P23" style:family="paragraph" style:parent-style-name="Standard">
      <style:paragraph-properties fo:margin-top="0.101cm" fo:margin-bottom="0.199cm" loext:contextual-spacing="false" fo:line-height="100%"/>
      <style:text-properties fo:color="#000000" style:font-name="Liberation Serif" fo:font-size="10pt" fo:font-weight="normal" officeooo:rsid="002bb500" officeooo:paragraph-rsid="00178372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top="0.101cm" fo:margin-bottom="0.199cm" loext:contextual-spacing="false" fo:line-height="100%"/>
      <style:text-properties fo:color="#000000" fo:font-weight="normal" officeooo:rsid="004521fe" officeooo:paragraph-rsid="00178372" style:font-weight-asian="normal" style:font-weight-complex="normal"/>
    </style:style>
    <style:style style:name="P25" style:family="paragraph" style:parent-style-name="Standard">
      <style:paragraph-properties fo:margin-top="0.101cm" fo:margin-bottom="0.199cm" loext:contextual-spacing="false" fo:line-height="100%"/>
      <style:text-properties fo:color="#000000" fo:font-weight="normal" officeooo:paragraph-rsid="00178372" style:font-weight-asian="normal" style:font-weight-complex="normal"/>
    </style:style>
    <style:style style:name="P26" style:family="paragraph" style:parent-style-name="Standard">
      <style:paragraph-properties fo:margin-top="0.101cm" fo:margin-bottom="0.199cm" loext:contextual-spacing="false" fo:line-height="100%"/>
      <style:text-properties fo:color="#000000" fo:font-size="10.5pt" fo:font-weight="normal" officeooo:paragraph-rsid="00178372" style:font-size-asian="10.5pt" style:font-weight-asian="normal" style:font-size-complex="10.5pt" style:font-weight-complex="normal"/>
    </style:style>
    <style:style style:name="P27" style:family="paragraph" style:parent-style-name="Standard">
      <style:paragraph-properties fo:margin-top="0.101cm" fo:margin-bottom="0.199cm" loext:contextual-spacing="false" fo:line-height="100%"/>
      <style:text-properties fo:color="#000000" style:font-name="Consolas" fo:font-size="10pt" fo:font-weight="bold" officeooo:paragraph-rsid="00178372" style:font-size-asian="10pt" style:font-weight-asian="bold" style:font-size-complex="10.5pt" style:font-weight-complex="bold"/>
    </style:style>
    <style:style style:name="P28" style:family="paragraph" style:parent-style-name="Standard">
      <style:paragraph-properties fo:margin-top="0.101cm" fo:margin-bottom="0.199cm" loext:contextual-spacing="false" fo:line-height="100%"/>
      <style:text-properties fo:color="#000000" style:font-name="Consolas" fo:font-size="10pt" fo:font-weight="normal" officeooo:rsid="0053b4f7" officeooo:paragraph-rsid="00178372" style:font-size-asian="10pt" style:font-weight-asian="normal" style:font-size-complex="10.5pt" style:font-weight-complex="normal"/>
    </style:style>
    <style:style style:name="P29" style:family="paragraph" style:parent-style-name="Standard">
      <style:paragraph-properties fo:margin-top="0.101cm" fo:margin-bottom="0.199cm" loext:contextual-spacing="false" fo:line-height="100%"/>
      <style:text-properties fo:color="#000000" style:font-name="Consolas" fo:font-size="10pt" fo:font-weight="normal" officeooo:rsid="002af41d" officeooo:paragraph-rsid="00178372" style:font-size-asian="10pt" style:font-weight-asian="normal" style:font-size-complex="10.5pt" style:font-weight-complex="normal"/>
    </style:style>
    <style:style style:name="P30" style:family="paragraph" style:parent-style-name="Standard">
      <style:paragraph-properties fo:margin-top="0.101cm" fo:margin-bottom="0.199cm" loext:contextual-spacing="false" fo:line-height="100%"/>
      <style:text-properties fo:color="#000000" style:font-name="Consolas" fo:font-size="10pt" fo:font-weight="normal" officeooo:paragraph-rsid="00178372" style:font-size-asian="10pt" style:font-weight-asian="normal" style:font-size-complex="10.5pt" style:font-weight-complex="normal"/>
    </style:style>
    <style:style style:name="P31" style:family="paragraph" style:parent-style-name="Standard">
      <style:paragraph-properties fo:margin-top="0.101cm" fo:margin-bottom="0.199cm" loext:contextual-spacing="false" fo:line-height="100%"/>
      <style:text-properties fo:font-size="10.5pt" fo:font-weight="normal" officeooo:rsid="002af41d" officeooo:paragraph-rsid="00178372" style:font-size-asian="10.5pt" style:font-weight-asian="normal" style:font-size-complex="10.5pt" style:font-weight-complex="normal"/>
    </style:style>
    <style:style style:name="P32" style:family="paragraph" style:parent-style-name="Standard">
      <style:paragraph-properties fo:margin-top="0.101cm" fo:margin-bottom="0.199cm" loext:contextual-spacing="false" fo:line-height="100%"/>
      <style:text-properties officeooo:paragraph-rsid="00178372"/>
    </style:style>
    <style:style style:name="P33" style:family="paragraph" style:parent-style-name="Standard">
      <style:paragraph-properties fo:margin-top="0.101cm" fo:margin-bottom="0.199cm" loext:contextual-spacing="false" fo:line-height="100%"/>
      <style:text-properties fo:color="#7f0055" style:font-name="Consolas" fo:font-size="10pt" fo:font-weight="bold" officeooo:rsid="0039259a" officeooo:paragraph-rsid="00178372" style:font-size-asian="10pt" style:font-weight-asian="bold" style:font-size-complex="10.5pt" style:font-weight-complex="normal"/>
    </style:style>
    <style:style style:name="P34" style:family="paragraph" style:parent-style-name="Standard">
      <style:paragraph-properties fo:margin-top="0.101cm" fo:margin-bottom="0.199cm" loext:contextual-spacing="false" fo:line-height="100%"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Consolas" fo:font-size="10pt" fo:font-weight="normal" officeooo:paragraph-rsid="00178372" style:font-size-asian="10pt" style:font-weight-asian="normal" style:font-size-complex="10.5pt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0pt" fo:font-weight="normal" officeooo:paragraph-rsid="00178372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weight="normal" officeooo:paragraph-rsid="00178372" style:font-weight-asian="normal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font-weight="normal" officeooo:paragraph-rsid="00178372" style:font-size-asian="10pt" style:font-weight-asian="normal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d3362"/>
    </style:style>
    <style:style style:name="P39" style:family="paragraph" style:parent-style-name="Standard" style:list-style-name="L4">
      <style:paragraph-properties fo:text-align="start" style:justify-single-word="false"/>
      <style:text-properties officeooo:paragraph-rsid="00193784"/>
    </style:style>
    <style:style style:name="P40" style:family="paragraph" style:parent-style-name="Standard" style:list-style-name="L4">
      <style:paragraph-properties fo:text-align="start" style:justify-single-word="false"/>
      <style:text-properties fo:color="#3f5fbf" style:font-name="Consolas" fo:font-size="10pt" officeooo:paragraph-rsid="00193784" style:font-size-asian="10pt"/>
    </style:style>
    <style:style style:name="P41" style:family="paragraph" style:parent-style-name="Standard" style:list-style-name="L4">
      <style:paragraph-properties fo:text-align="start" style:justify-single-word="false"/>
      <style:text-properties fo:color="#000000" style:font-name="Consolas" fo:font-size="10pt" officeooo:paragraph-rsid="00193784" style:font-size-asian="10pt"/>
    </style:style>
    <style:style style:name="P42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178372" style:font-size-asian="10pt"/>
    </style:style>
    <style:style style:name="P43" style:family="paragraph" style:parent-style-name="Standard" style:list-style-name="L5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44" style:family="paragraph" style:parent-style-name="Standard" style:list-style-name="L5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1d3362" style:font-size-asian="10pt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font-weight="normal" officeooo:paragraph-rsid="00178372" style:font-size-asian="10pt" style:font-weight-asian="normal" style:font-weight-complex="normal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weight="normal" officeooo:paragraph-rsid="00178372" style:font-weight-asian="normal" style:font-weight-complex="normal"/>
    </style:style>
    <style:style style:name="P47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color="#000000" officeooo:paragraph-rsid="00178372"/>
    </style:style>
    <style:style style:name="P48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officeooo:paragraph-rsid="00178372"/>
    </style:style>
    <style:style style:name="P49" style:family="paragraph" style:parent-style-name="Standard" style:list-style-name="L5">
      <style:paragraph-properties fo:margin-left="0cm" fo:margin-right="0cm" fo:text-align="start" style:justify-single-word="false" fo:text-indent="0cm" style:auto-text-indent="false"/>
    </style:style>
    <style:style style:name="P50" style:family="paragraph" style:parent-style-name="Standard" style:list-style-name="L5">
      <style:paragraph-properties fo:margin-left="0cm" fo:margin-right="0cm" fo:text-align="start" style:justify-single-word="false" fo:text-indent="0cm" style:auto-text-indent="false"/>
      <style:text-properties officeooo:paragraph-rsid="001d3362"/>
    </style:style>
    <style:style style:name="P51" style:family="paragraph" style:parent-style-name="Standard" style:list-style-name="L3">
      <style:paragraph-properties fo:margin-top="0.101cm" fo:margin-bottom="0.199cm" loext:contextual-spacing="false" fo:line-height="100%"/>
      <style:text-properties fo:color="#000000" style:font-name="Consolas" fo:font-size="10pt" fo:font-weight="bold" officeooo:paragraph-rsid="00178372" style:font-size-asian="10pt" style:font-weight-asian="bold" style:font-size-complex="10.5pt" style:font-weight-complex="bold"/>
    </style:style>
    <style:style style:name="P52" style:family="paragraph" style:parent-style-name="Standard">
      <style:paragraph-properties fo:margin-top="0.101cm" fo:margin-bottom="0.199cm" loext:contextual-spacing="false" fo:line-height="100%"/>
      <style:text-properties fo:color="#000000" fo:font-size="10.5pt" fo:font-weight="normal" officeooo:paragraph-rsid="00178372" style:font-size-asian="10.5pt" style:font-weight-asian="normal" style:font-size-complex="10.5pt" style:font-weight-complex="normal"/>
    </style:style>
    <style:style style:name="P53" style:family="paragraph" style:parent-style-name="Standard">
      <style:paragraph-properties fo:margin-top="0.101cm" fo:margin-bottom="0.199cm" loext:contextual-spacing="false" fo:line-height="100%"/>
      <style:text-properties fo:color="#000000" fo:font-size="10.5pt" fo:font-weight="normal" officeooo:paragraph-rsid="0022e54c" style:font-size-asian="10.5pt" style:font-weight-asian="normal" style:font-size-complex="10.5pt" style:font-weight-complex="normal"/>
    </style:style>
    <style:style style:name="P54" style:family="paragraph" style:parent-style-name="Standard">
      <style:paragraph-properties fo:margin-top="0.101cm" fo:margin-bottom="0.199cm" loext:contextual-spacing="false" fo:line-height="100%"/>
      <style:text-properties officeooo:paragraph-rsid="00178372"/>
    </style:style>
    <style:style style:name="P55" style:family="paragraph" style:parent-style-name="Standard" style:list-style-name="L4">
      <style:paragraph-properties fo:margin-top="0.101cm" fo:margin-bottom="0.199cm" loext:contextual-spacing="false" fo:line-height="100%"/>
      <style:text-properties fo:font-variant="normal" fo:text-transform="none" fo:color="#3f5fbf" style:font-name="Consolas" fo:font-size="10pt" fo:letter-spacing="normal" fo:font-style="normal" fo:font-weight="normal" officeooo:paragraph-rsid="00193784" style:font-size-asian="10pt" style:font-weight-asian="bold" style:font-size-complex="10.5pt" style:font-weight-complex="bold"/>
    </style:style>
    <style:style style:name="P56" style:family="paragraph" style:parent-style-name="Standard">
      <style:paragraph-properties fo:margin-top="0.101cm" fo:margin-bottom="0.199cm" loext:contextual-spacing="false" fo:line-height="100%"/>
      <style:text-properties fo:font-size="10.5pt" fo:font-weight="bold" officeooo:rsid="001469e9" officeooo:paragraph-rsid="00178372" style:font-size-asian="10.5pt" style:font-weight-asian="bold" style:font-size-complex="10.5pt" style:font-weight-complex="bold"/>
    </style:style>
    <style:style style:name="P57" style:family="paragraph" style:parent-style-name="Standard">
      <style:paragraph-properties fo:margin-top="0.101cm" fo:margin-bottom="0.199cm" loext:contextual-spacing="false" fo:line-height="100%" fo:text-align="start" style:justify-single-word="false"/>
      <style:text-properties fo:font-size="10pt" officeooo:rsid="002d4284" officeooo:paragraph-rsid="002d4284" style:font-size-asian="10pt" style:font-size-complex="10pt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6a864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62" style:family="paragraph" style:parent-style-name="Text_20_body" style:list-style-name="L1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63" style:family="paragraph" style:parent-style-name="Text_20_body" style:list-style-name="L2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64" style:family="paragraph" style:parent-style-name="Text_20_body" style:list-style-name="L3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65" style:family="paragraph" style:parent-style-name="Text_20_body" style:list-style-name="L4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66" style:family="paragraph" style:parent-style-name="Text_20_body" style:list-style-name="L5">
      <style:paragraph-properties fo:margin-top="0.101cm" fo:margin-bottom="0.199cm" loext:contextual-spacing="false" fo:line-height="100%"/>
      <style:text-properties fo:font-size="10.5pt" fo:font-weight="bold" officeooo:paragraph-rsid="001ca130" style:font-size-asian="10.5pt" style:font-weight-asian="bold" style:font-size-complex="10.5pt" style:font-weight-complex="bold"/>
    </style:style>
    <style:style style:name="P67" style:family="paragraph" style:parent-style-name="Text_20_body" style:list-style-name="L5">
      <style:paragraph-properties fo:margin-top="0.101cm" fo:margin-bottom="0.199cm" loext:contextual-spacing="false" fo:line-height="100%"/>
      <style:text-properties fo:font-size="10.5pt" fo:font-weight="bold" officeooo:paragraph-rsid="0022e54c" style:font-size-asian="10.5pt" style:font-weight-asian="bold" style:font-size-complex="10.5pt" style:font-weight-complex="bold"/>
    </style:style>
    <style:style style:name="P68" style:family="paragraph" style:parent-style-name="Text_20_body" style:list-style-name="L6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69" style:family="paragraph" style:parent-style-name="Text_20_body">
      <style:paragraph-properties fo:margin-top="0.101cm" fo:margin-bottom="0.199cm" loext:contextual-spacing="false" fo:line-height="100%"/>
      <style:text-properties fo:font-size="10.5pt" fo:font-weight="bold" officeooo:rsid="0011e049" officeooo:paragraph-rsid="00178372" style:font-size-asian="10.5pt" style:font-weight-asian="bold" style:font-size-complex="10.5pt" style:font-weight-complex="bold"/>
    </style:style>
    <style:style style:name="P70" style:family="paragraph" style:parent-style-name="Text_20_body">
      <style:paragraph-properties fo:margin-top="0.101cm" fo:margin-bottom="0.199cm" loext:contextual-spacing="false" fo:line-height="100%"/>
      <style:text-properties fo:font-size="10.5pt" fo:font-weight="bold" officeooo:rsid="001469e9" officeooo:paragraph-rsid="00178372" style:font-size-asian="10.5pt" style:font-weight-asian="bold" style:font-size-complex="10.5pt" style:font-weight-complex="bold"/>
    </style:style>
    <style:style style:name="P71" style:family="paragraph" style:parent-style-name="Text_20_body" style:list-style-name="L1">
      <style:paragraph-properties fo:margin-top="0.101cm" fo:margin-bottom="0.199cm" loext:contextual-spacing="false" fo:line-height="100%"/>
      <style:text-properties fo:font-size="10.5pt" officeooo:rsid="00171f16" officeooo:paragraph-rsid="00178372" style:font-size-asian="10.5pt" style:font-size-complex="10.5pt"/>
    </style:style>
    <style:style style:name="P72" style:family="paragraph" style:parent-style-name="Text_20_body" style:list-style-name="L1">
      <style:paragraph-properties fo:margin-top="0.101cm" fo:margin-bottom="0.199cm" loext:contextual-spacing="false" fo:line-height="100%"/>
      <style:text-properties fo:font-size="10.5pt" officeooo:paragraph-rsid="00178372" style:font-size-asian="10.5pt" style:font-size-complex="10.5pt"/>
    </style:style>
    <style:style style:name="P73" style:family="paragraph" style:parent-style-name="Text_20_body" style:list-style-name="L2">
      <style:paragraph-properties fo:margin-top="0.101cm" fo:margin-bottom="0.199cm" loext:contextual-spacing="false" fo:line-height="100%"/>
      <style:text-properties fo:font-size="10.5pt" officeooo:paragraph-rsid="00178372" style:font-size-asian="10.5pt" style:font-size-complex="10.5pt"/>
    </style:style>
    <style:style style:name="P74" style:family="paragraph" style:parent-style-name="Text_20_body" style:list-style-name="L2">
      <style:paragraph-properties fo:margin-top="0.101cm" fo:margin-bottom="0.199cm" loext:contextual-spacing="false" fo:line-height="100%"/>
      <style:text-properties fo:font-size="10.5pt" officeooo:rsid="001c288c" officeooo:paragraph-rsid="00178372" style:font-size-asian="10.5pt" style:font-size-complex="10.5pt"/>
    </style:style>
    <style:style style:name="P75" style:family="paragraph" style:parent-style-name="Text_20_body" style:list-style-name="L3">
      <style:paragraph-properties fo:margin-top="0.101cm" fo:margin-bottom="0.199cm" loext:contextual-spacing="false" fo:line-height="100%"/>
      <style:text-properties officeooo:paragraph-rsid="00178372"/>
    </style:style>
    <style:style style:name="P76" style:family="paragraph" style:parent-style-name="Text_20_body" style:list-style-name="L4">
      <style:paragraph-properties fo:margin-top="0.101cm" fo:margin-bottom="0.199cm" loext:contextual-spacing="false" fo:line-height="100%"/>
      <style:text-properties officeooo:paragraph-rsid="00178372"/>
    </style:style>
    <style:style style:name="P77" style:family="paragraph" style:parent-style-name="Text_20_body">
      <style:paragraph-properties fo:margin-top="0.101cm" fo:margin-bottom="0.199cm" loext:contextual-spacing="false" fo:line-height="100%"/>
      <style:text-properties officeooo:paragraph-rsid="002d4284"/>
    </style:style>
    <style:style style:name="P78" style:family="paragraph" style:parent-style-name="Text_20_body" style:list-style-name="L5">
      <style:paragraph-properties fo:margin-top="0.101cm" fo:margin-bottom="0.199cm" loext:contextual-spacing="false" fo:line-height="100%"/>
      <style:text-properties fo:color="#7f0055" style:font-name="Consolas" fo:font-size="10pt" fo:font-weight="bold" officeooo:paragraph-rsid="001ca130" style:font-size-asian="10pt" style:font-weight-asian="bold" style:font-size-complex="10.5pt" style:font-weight-complex="bold"/>
    </style:style>
    <style:style style:name="P79" style:family="paragraph" style:parent-style-name="Text_20_body">
      <style:paragraph-properties fo:margin-top="0.101cm" fo:margin-bottom="0.199cm" loext:contextual-spacing="false" fo:line-height="100%"/>
      <style:text-properties fo:font-size="10pt" fo:font-weight="bold" officeooo:paragraph-rsid="00178372" style:font-size-asian="10pt" style:font-weight-asian="bold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bb500" style:font-weight-asian="normal" style:font-weight-complex="normal"/>
    </style:style>
    <style:style style:name="T3" style:family="text">
      <style:text-properties fo:font-weight="normal" officeooo:rsid="002d17e1" style:font-weight-asian="normal" style:font-weight-complex="normal"/>
    </style:style>
    <style:style style:name="T4" style:family="text">
      <style:text-properties fo:font-weight="normal" officeooo:rsid="002fcd58" style:font-weight-asian="normal" style:font-weight-complex="normal"/>
    </style:style>
    <style:style style:name="T5" style:family="text">
      <style:text-properties fo:font-weight="normal" officeooo:rsid="003e2b99" style:font-weight-asian="normal" style:font-weight-complex="normal"/>
    </style:style>
    <style:style style:name="T6" style:family="text">
      <style:text-properties fo:font-weight="normal" officeooo:rsid="0049f803" style:font-weight-asian="normal" style:font-weight-complex="normal"/>
    </style:style>
    <style:style style:name="T7" style:family="text">
      <style:text-properties fo:font-weight="normal" officeooo:rsid="0024034f" style:font-weight-asian="normal" style:font-weight-complex="normal"/>
    </style:style>
    <style:style style:name="T8" style:family="text">
      <style:text-properties fo:font-weight="normal" officeooo:rsid="0034c113" style:font-weight-asian="normal" style:font-weight-complex="normal"/>
    </style:style>
    <style:style style:name="T9" style:family="text">
      <style:text-properties fo:font-weight="normal" officeooo:rsid="00246dc2" style:font-weight-asian="normal" style:font-weight-complex="normal"/>
    </style:style>
    <style:style style:name="T10" style:family="text">
      <style:text-properties fo:font-weight="normal" officeooo:rsid="004d43f1" style:font-weight-asian="normal" style:font-weight-complex="normal"/>
    </style:style>
    <style:style style:name="T11" style:family="text">
      <style:text-properties fo:font-weight="normal" officeooo:rsid="004db58f" style:font-weight-asian="normal" style:font-weight-complex="normal"/>
    </style:style>
    <style:style style:name="T12" style:family="text">
      <style:text-properties fo:font-weight="normal" officeooo:rsid="003f93ad" style:font-weight-asian="normal" style:font-weight-complex="normal"/>
    </style:style>
    <style:style style:name="T13" style:family="text">
      <style:text-properties fo:font-weight="normal" officeooo:rsid="00414256" style:font-weight-asian="normal" style:font-weight-complex="normal"/>
    </style:style>
    <style:style style:name="T14" style:family="text">
      <style:text-properties fo:font-weight="normal" officeooo:rsid="00357c2c" style:font-weight-asian="normal" style:font-weight-complex="normal"/>
    </style:style>
    <style:style style:name="T15" style:family="text">
      <style:text-properties fo:font-weight="normal" officeooo:rsid="001c288c" style:font-weight-asian="normal" style:font-weight-complex="normal"/>
    </style:style>
    <style:style style:name="T16" style:family="text">
      <style:text-properties fo:font-weight="normal" officeooo:rsid="0036bc87" style:font-weight-asian="normal" style:font-weight-complex="normal"/>
    </style:style>
    <style:style style:name="T17" style:family="text">
      <style:text-properties fo:font-weight="normal" officeooo:rsid="00278dd6" style:font-weight-asian="normal" style:font-weight-complex="normal"/>
    </style:style>
    <style:style style:name="T18" style:family="text">
      <style:text-properties fo:font-weight="normal" officeooo:rsid="002af41d" style:font-weight-asian="normal" style:font-weight-complex="normal"/>
    </style:style>
    <style:style style:name="T19" style:family="text">
      <style:text-properties fo:font-weight="normal" officeooo:rsid="002b6155" style:font-weight-asian="normal" style:font-weight-complex="normal"/>
    </style:style>
    <style:style style:name="T20" style:family="text">
      <style:text-properties fo:font-weight="normal" officeooo:rsid="001dd3e8" style:font-weight-asian="normal" style:font-weight-complex="normal"/>
    </style:style>
    <style:style style:name="T21" style:family="text">
      <style:text-properties officeooo:rsid="0011e049"/>
    </style:style>
    <style:style style:name="T22" style:family="text">
      <style:text-properties officeooo:rsid="0018e359"/>
    </style:style>
    <style:style style:name="T23" style:family="text">
      <style:text-properties officeooo:rsid="00171f16"/>
    </style:style>
    <style:style style:name="T24" style:family="text">
      <style:text-properties officeooo:rsid="001b30d1"/>
    </style:style>
    <style:style style:name="T25" style:family="text">
      <style:text-properties officeooo:rsid="001c288c"/>
    </style:style>
    <style:style style:name="T26" style:family="text">
      <style:text-properties officeooo:rsid="002bb500"/>
    </style:style>
    <style:style style:name="T27" style:family="text">
      <style:text-properties fo:color="#000000" fo:font-weight="normal" style:font-weight-asian="normal" style:font-weight-complex="normal"/>
    </style:style>
    <style:style style:name="T28" style:family="text">
      <style:text-properties fo:color="#000000" style:text-underline-style="none"/>
    </style:style>
    <style:style style:name="T29" style:family="text">
      <style:text-properties fo:color="#000000" style:font-name="Consolas" fo:font-size="10pt" fo:font-weight="normal" style:font-size-asian="10pt" style:font-weight-asian="normal" style:font-weight-complex="normal"/>
    </style:style>
    <style:style style:name="T30" style:family="text">
      <style:text-properties fo:color="#000000" style:font-name="Consolas" fo:font-size="10pt" fo:font-weight="normal" officeooo:rsid="002973b8" style:font-size-asian="10pt" style:font-weight-asian="normal" style:font-weight-complex="normal"/>
    </style:style>
    <style:style style:name="T31" style:family="text">
      <style:text-properties fo:color="#000000" style:font-name="Consolas" fo:font-size="10pt" fo:font-weight="normal" style:font-size-asian="10pt" style:font-weight-asian="normal" style:font-weight-complex="normal"/>
    </style:style>
    <style:style style:name="T32" style:family="text">
      <style:text-properties fo:color="#000000" style:font-name="Consolas" fo:font-size="10pt" style:font-size-asian="10pt"/>
    </style:style>
    <style:style style:name="T33" style:family="text">
      <style:text-properties fo:color="#000000" style:font-name="Consolas" fo:font-size="10pt" officeooo:rsid="00374cc0" style:font-size-asian="10pt"/>
    </style:style>
    <style:style style:name="T34" style:family="text">
      <style:text-properties fo:color="#000000" style:font-name="Consolas" fo:font-size="10pt" officeooo:rsid="004338d3" style:font-size-asian="10pt"/>
    </style:style>
    <style:style style:name="T35" style:family="text">
      <style:text-properties fo:color="#000000" style:font-name="Consolas" fo:font-size="10pt" officeooo:rsid="005a8193" style:font-size-asian="10pt"/>
    </style:style>
    <style:style style:name="T36" style:family="text">
      <style:text-properties fo:color="#000000" style:font-name="Consolas" fo:font-size="10pt" officeooo:rsid="0053b4f7" style:font-size-asian="10pt"/>
    </style:style>
    <style:style style:name="T37" style:family="text">
      <style:text-properties fo:color="#000000" style:font-name="Consolas" fo:font-size="10pt" officeooo:rsid="001d3362" style:font-size-asian="10pt"/>
    </style:style>
    <style:style style:name="T38" style:family="text">
      <style:text-properties fo:color="#000000" style:font-name="Consolas" fo:font-size="10pt" style:font-size-asian="10pt"/>
    </style:style>
    <style:style style:name="T39" style:family="text">
      <style:text-properties fo:color="#000000" style:font-name="Consolas" fo:font-size="10pt" officeooo:rsid="00255636" style:font-size-asian="10pt"/>
    </style:style>
    <style:style style:name="T40" style:family="text">
      <style:text-properties fo:color="#000000" style:font-name="Consolas" fo:font-size="10pt" officeooo:rsid="0027f605" style:font-size-asian="10pt"/>
    </style:style>
    <style:style style:name="T41" style:family="text">
      <style:text-properties fo:color="#000000" style:font-name="Consolas" fo:font-size="10pt" officeooo:rsid="002d4284" style:font-size-asian="10pt"/>
    </style:style>
    <style:style style:name="T42" style:family="text">
      <style:text-properties fo:color="#000000" style:font-name="Consolas" fo:font-size="10pt" officeooo:rsid="002d4284" style:font-size-asian="10pt" style:font-size-complex="10pt"/>
    </style:style>
    <style:style style:name="T43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44" style:family="text">
      <style:text-properties fo:color="#000000" style:font-name="Consolas" fo:font-size="10pt" style:text-underline-style="solid" style:text-underline-width="auto" style:text-underline-color="font-color" officeooo:rsid="00193784" style:font-size-asian="10pt"/>
    </style:style>
    <style:style style:name="T45" style:family="text">
      <style:text-properties fo:color="#000000" style:font-name="Consolas" fo:font-size="10pt" style:text-underline-style="solid" style:text-underline-width="auto" style:text-underline-color="font-color" fo:font-weight="normal" style:font-size-asian="10pt" style:font-weight-asian="normal" style:font-weight-complex="normal"/>
    </style:style>
    <style:style style:name="T46" style:family="text">
      <style:text-properties fo:color="#000000" style:font-name="Consolas" fo:font-size="10pt" fo:background-color="#d4d4d4" loext:char-shading-value="0" style:font-size-asian="10pt"/>
    </style:style>
    <style:style style:name="T47" style:family="text">
      <style:text-properties fo:color="#000000" style:font-name="Consolas" fo:font-size="10pt" officeooo:rsid="002d4284" fo:background-color="#d4d4d4" loext:char-shading-value="0" style:font-size-asian="10pt"/>
    </style:style>
    <style:style style:name="T48" style:family="text">
      <style:text-properties fo:color="#000000" style:font-name="Consolas" fo:font-size="10pt" officeooo:rsid="002d4284" fo:background-color="#d4d4d4" loext:char-shading-value="0" style:font-size-asian="10pt" style:font-size-complex="10pt"/>
    </style:style>
    <style:style style:name="T49" style:family="text">
      <style:text-properties fo:color="#000000" style:font-name="Consolas" fo:font-size="10pt" fo:font-style="italic" style:font-size-asian="10pt" style:font-style-asian="italic"/>
    </style:style>
    <style:style style:name="T50" style:family="text">
      <style:text-properties fo:color="#000000" style:font-name="Consolas" fo:font-size="10pt" fo:font-style="italic" style:font-size-asian="10pt" style:font-style-asian="italic"/>
    </style:style>
    <style:style style:name="T51" style:family="text">
      <style:text-properties fo:color="#000000" style:font-name="Consolas" fo:font-size="10pt" fo:font-weight="bold" officeooo:rsid="001469e9" style:font-size-asian="10pt" style:font-weight-asian="bold" style:font-size-complex="10.5pt" style:font-weight-complex="bold"/>
    </style:style>
    <style:style style:name="T52" style:family="text">
      <style:text-properties fo:color="#000000" style:font-name="Consolas" fo:font-size="10pt" fo:font-weight="bold" officeooo:rsid="00255636" style:font-size-asian="10pt" style:font-weight-asian="bold" style:font-size-complex="10.5pt" style:font-weight-complex="bold"/>
    </style:style>
    <style:style style:name="T53" style:family="text">
      <style:text-properties fo:color="#000000" style:font-name="Consolas" fo:font-size="10pt" fo:background-color="#e8f2fe" loext:char-shading-value="0" style:font-size-asian="10pt"/>
    </style:style>
    <style:style style:name="T54" style:family="text">
      <style:text-properties fo:color="#000000" style:font-name="Consolas"/>
    </style:style>
    <style:style style:name="T55" style:family="text">
      <style:text-properties fo:font-style="italic" style:font-style-asian="italic"/>
    </style:style>
    <style:style style:name="T56" style:family="text">
      <style:text-properties style:text-underline-style="solid" style:text-underline-width="auto" style:text-underline-color="font-color"/>
    </style:style>
    <style:style style:name="T57" style:family="text">
      <style:text-properties officeooo:rsid="00574aec"/>
    </style:style>
    <style:style style:name="T58" style:family="text">
      <style:text-properties fo:font-size="10pt" style:font-size-asian="10pt" style:font-size-complex="10pt"/>
    </style:style>
    <style:style style:name="T59" style:family="text">
      <style:text-properties fo:font-size="10pt" officeooo:rsid="0051f78c" style:font-size-asian="10pt" style:font-size-complex="10pt"/>
    </style:style>
    <style:style style:name="T60" style:family="text">
      <style:text-properties fo:font-size="10pt" officeooo:rsid="00357c2c" style:font-size-asian="10pt" style:font-size-complex="10pt"/>
    </style:style>
    <style:style style:name="T61" style:family="text">
      <style:text-properties fo:font-size="10pt" fo:font-weight="normal" officeooo:rsid="00357c2c" style:font-size-asian="10pt" style:font-weight-asian="normal" style:font-size-complex="10pt" style:font-weight-complex="normal"/>
    </style:style>
    <style:style style:name="T62" style:family="text">
      <style:text-properties officeooo:rsid="0051f78c"/>
    </style:style>
    <style:style style:name="T63" style:family="text">
      <style:text-properties officeooo:rsid="001ccded"/>
    </style:style>
    <style:style style:name="T64" style:family="text">
      <style:text-properties officeooo:rsid="005f8b46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officeooo:rsid="001ea247"/>
    </style:style>
    <style:style style:name="T67" style:family="text">
      <style:text-properties officeooo:rsid="00337fed"/>
    </style:style>
    <style:style style:name="T68" style:family="text">
      <style:text-properties officeooo:rsid="001eb14b"/>
    </style:style>
    <style:style style:name="T69" style:family="text">
      <style:text-properties officeooo:rsid="00209e6b"/>
    </style:style>
    <style:style style:name="T70" style:family="text">
      <style:text-properties officeooo:rsid="0021c1ca"/>
    </style:style>
    <style:style style:name="T71" style:family="text">
      <style:text-properties officeooo:rsid="00357c2c"/>
    </style:style>
    <style:style style:name="T72" style:family="text">
      <style:text-properties fo:font-size="10.5pt" fo:font-weight="normal" officeooo:rsid="00278dd6" style:font-size-asian="10.5pt" style:font-weight-asian="normal" style:font-size-complex="10.5pt" style:font-weight-complex="normal"/>
    </style:style>
    <style:style style:name="T73" style:family="text">
      <style:text-properties fo:font-size="10.5pt" fo:font-weight="normal" officeooo:rsid="002973b8" style:font-size-asian="10.5pt" style:font-weight-asian="normal" style:font-size-complex="10.5pt" style:font-weight-complex="normal"/>
    </style:style>
    <style:style style:name="T74" style:family="text">
      <style:text-properties fo:font-size="10.5pt" fo:font-weight="bold" style:font-size-asian="10.5pt" style:font-weight-asian="bold" style:font-size-complex="10.5pt" style:font-weight-complex="bold"/>
    </style:style>
    <style:style style:name="T75" style:family="text">
      <style:text-properties fo:color="#6a3e3e" style:font-name="Consolas" fo:font-size="10pt" fo:font-weight="normal" style:font-size-asian="10pt" style:font-weight-asian="normal" style:font-weight-complex="normal"/>
    </style:style>
    <style:style style:name="T76" style:family="text">
      <style:text-properties fo:color="#6a3e3e" style:font-name="Consolas" fo:font-size="10pt" style:font-size-asian="10pt"/>
    </style:style>
    <style:style style:name="T77" style:family="text">
      <style:text-properties fo:color="#6a3e3e" style:font-name="Consolas" fo:font-size="10pt" style:font-size-asian="10pt"/>
    </style:style>
    <style:style style:name="T78" style:family="text">
      <style:text-properties fo:color="#6a3e3e" style:font-name="Consolas" fo:font-size="10pt" officeooo:rsid="002d4284" style:font-size-asian="10pt"/>
    </style:style>
    <style:style style:name="T79" style:family="text">
      <style:text-properties fo:color="#6a3e3e" style:font-name="Consolas" fo:font-size="10pt" officeooo:rsid="002d4284" style:font-size-asian="10pt" style:font-size-complex="10pt"/>
    </style:style>
    <style:style style:name="T80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81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82" style:family="text">
      <style:text-properties fo:color="#6a3e3e" style:font-name="Consolas"/>
    </style:style>
    <style:style style:name="T83" style:family="text">
      <style:text-properties fo:color="#7f0055" style:font-name="Consolas" fo:font-size="10pt" fo:font-weight="normal" style:font-size-asian="10pt" style:font-weight-asian="normal" style:font-weight-complex="normal"/>
    </style:style>
    <style:style style:name="T84" style:family="text">
      <style:text-properties fo:color="#7f0055" style:font-name="Consolas" fo:font-size="10pt" fo:font-weight="bold" style:font-size-asian="10pt" style:font-weight-asian="bold"/>
    </style:style>
    <style:style style:name="T85" style:family="text">
      <style:text-properties fo:color="#7f0055" style:font-name="Consolas" fo:font-size="10pt" fo:font-weight="bold" officeooo:rsid="00357c2c" style:font-size-asian="10pt" style:font-weight-asian="bold" style:font-weight-complex="normal"/>
    </style:style>
    <style:style style:name="T86" style:family="text">
      <style:text-properties fo:color="#7f0055" style:font-name="Consolas" fo:font-size="10pt" fo:font-weight="bold" officeooo:rsid="0039259a" style:font-size-asian="10pt" style:font-weight-asian="bold"/>
    </style:style>
    <style:style style:name="T87" style:family="text">
      <style:text-properties fo:color="#7f0055" style:font-name="Consolas" fo:font-size="10pt" fo:font-weight="bold" officeooo:rsid="0039259a" style:font-size-asian="10pt" style:font-weight-asian="bold" style:font-size-complex="10.5pt" style:font-weight-complex="normal"/>
    </style:style>
    <style:style style:name="T88" style:family="text">
      <style:text-properties fo:color="#7f0055" style:font-name="Consolas" fo:font-size="10pt" fo:font-weight="bold" style:font-size-asian="10pt" style:font-weight-asian="bold"/>
    </style:style>
    <style:style style:name="T89" style:family="text">
      <style:text-properties fo:color="#7f0055" style:font-name="Consolas" fo:font-size="10pt" fo:font-weight="bold" officeooo:rsid="002d4284" style:font-size-asian="10pt" style:font-weight-asian="bold"/>
    </style:style>
    <style:style style:name="T90" style:family="text">
      <style:text-properties fo:color="#7f0055" style:font-name="Consolas" fo:font-size="10pt" fo:font-weight="bold" officeooo:rsid="002d4284" style:font-size-asian="10pt" style:font-weight-asian="bold" style:font-size-complex="10pt"/>
    </style:style>
    <style:style style:name="T91" style:family="text">
      <style:text-properties fo:color="#7f0055" style:font-name="Consolas" fo:font-size="10pt" fo:font-weight="bold" fo:background-color="#d4d4d4" loext:char-shading-value="0" style:font-size-asian="10pt" style:font-weight-asian="bold"/>
    </style:style>
    <style:style style:name="T92" style:family="text">
      <style:text-properties fo:color="#7f0055" style:font-name="Consolas" fo:font-size="10pt" style:text-underline-style="solid" style:text-underline-width="auto" style:text-underline-color="font-color" fo:font-weight="bold" style:font-size-asian="10pt" style:font-weight-asian="bold"/>
    </style:style>
    <style:style style:name="T93" style:family="text">
      <style:text-properties fo:color="#7f0055" style:font-name="Consolas" fo:font-size="10pt" style:text-underline-style="solid" style:text-underline-width="auto" style:text-underline-color="font-color" fo:font-weight="bold" officeooo:rsid="0039259a" style:font-size-asian="10pt" style:font-weight-asian="bold" style:font-size-complex="10.5pt" style:font-weight-complex="normal"/>
    </style:style>
    <style:style style:name="T94" style:family="text">
      <style:text-properties fo:color="#7f0055" style:font-name="Consolas" fo:font-size="10pt" style:font-size-asian="10pt"/>
    </style:style>
    <style:style style:name="T95" style:family="text">
      <style:text-properties fo:color="#7f0055" style:font-name="Consolas" fo:font-size="10pt" style:font-size-asian="10pt" style:font-weight-complex="normal"/>
    </style:style>
    <style:style style:name="T96" style:family="text">
      <style:text-properties fo:color="#7f0055" style:font-name="Consolas" fo:font-size="10pt" officeooo:rsid="00255636" style:font-size-asian="10pt"/>
    </style:style>
    <style:style style:name="T97" style:family="text">
      <style:text-properties fo:color="#7f0055" style:font-name="Consolas" fo:font-size="10pt" fo:background-color="#e8f2fe" loext:char-shading-value="0" style:font-size-asian="10pt"/>
    </style:style>
    <style:style style:name="T98" style:family="text">
      <style:text-properties fo:color="#7f0055" style:font-name="Consolas" fo:font-weight="bold" style:font-weight-asian="bold"/>
    </style:style>
    <style:style style:name="T99" style:family="text">
      <style:text-properties fo:color="#2a00ff" style:font-name="Consolas" fo:font-size="10pt" style:font-size-asian="10pt"/>
    </style:style>
    <style:style style:name="T100" style:family="text">
      <style:text-properties fo:color="#2a00ff" style:font-name="Consolas" fo:font-size="10pt" style:font-size-asian="10pt"/>
    </style:style>
    <style:style style:name="T101" style:family="text">
      <style:text-properties fo:color="#2a00ff" style:font-name="Consolas" fo:font-size="10pt" officeooo:rsid="0026a864" style:font-size-asian="10pt"/>
    </style:style>
    <style:style style:name="T102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103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104" style:family="text">
      <style:text-properties fo:color="#0000c0" style:font-name="Consolas" fo:font-size="10pt" style:font-size-asian="10pt"/>
    </style:style>
    <style:style style:name="T105" style:family="text">
      <style:text-properties fo:color="#0000c0" style:font-name="Consolas" fo:font-style="italic" fo:font-weight="bold" style:font-style-asian="italic" style:font-weight-asian="bold"/>
    </style:style>
    <style:style style:name="T106" style:family="text">
      <style:text-properties officeooo:rsid="005a8193"/>
    </style:style>
    <style:style style:name="T107" style:family="text">
      <style:text-properties style:font-name="Consolas" fo:font-size="10pt" style:font-size-asian="10pt"/>
    </style:style>
    <style:style style:name="T108" style:family="text">
      <style:text-properties style:font-name="Consolas" fo:font-size="10pt" style:font-size-asian="10pt" style:font-size-complex="10.5pt"/>
    </style:style>
    <style:style style:name="T109" style:family="text">
      <style:text-properties style:font-name="Consolas" fo:font-size="10pt" officeooo:rsid="005c9f70" style:font-size-asian="10pt" style:font-size-complex="10.5pt"/>
    </style:style>
    <style:style style:name="T110" style:family="text">
      <style:text-properties style:font-name="Consolas" fo:font-size="10pt" officeooo:rsid="0039259a" style:font-size-asian="10pt" style:font-size-complex="10.5pt"/>
    </style:style>
    <style:style style:name="T111" style:family="text">
      <style:text-properties style:font-name="Consolas" fo:font-size="10pt" officeooo:rsid="002af41d" style:font-size-asian="10pt" style:font-size-complex="10.5pt"/>
    </style:style>
    <style:style style:name="T112" style:family="text">
      <style:text-properties style:font-name="Consolas" fo:font-size="10pt" officeooo:rsid="0065f384" style:font-size-asian="10pt"/>
    </style:style>
    <style:style style:name="T113" style:family="text">
      <style:text-properties style:font-name="Consolas" fo:font-size="10pt" style:font-size-asian="10pt"/>
    </style:style>
    <style:style style:name="T114" style:family="text">
      <style:text-properties style:font-name="Consolas" fo:font-size="10pt" style:font-size-asian="10pt"/>
    </style:style>
    <style:style style:name="T115" style:family="text">
      <style:text-properties style:font-name="Consolas" fo:font-size="10pt" fo:font-weight="bold" officeooo:rsid="005d6d9d" style:font-size-asian="10pt" style:font-weight-asian="bold" style:font-weight-complex="bold"/>
    </style:style>
    <style:style style:name="T116" style:family="text">
      <style:text-properties style:font-name="Consolas" fo:font-size="10pt" fo:font-weight="bold" officeooo:rsid="005ebc67" style:font-size-asian="10pt" style:font-weight-asian="bold" style:font-weight-complex="bold"/>
    </style:style>
    <style:style style:name="T117" style:family="text">
      <style:text-properties style:font-name="Consolas" fo:font-size="10pt" fo:font-weight="bold" style:font-size-asian="10pt" style:font-weight-asian="bold" style:font-size-complex="10.5pt" style:font-weight-complex="bold"/>
    </style:style>
    <style:style style:name="T118" style:family="text">
      <style:text-properties style:font-name="Consolas" fo:font-size="10pt" fo:font-style="italic" fo:font-weight="bold" style:font-size-asian="10pt" style:font-style-asian="italic" style:font-weight-asian="bold"/>
    </style:style>
    <style:style style:name="T119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120" style:family="text">
      <style:text-properties fo:font-variant="normal" fo:text-transform="none" fo:color="#000000" fo:letter-spacing="normal" fo:font-style="normal" fo:font-weight="normal"/>
    </style:style>
    <style:style style:name="T121" style:family="text">
      <style:text-properties officeooo:rsid="001469e9"/>
    </style:style>
    <style:style style:name="T122" style:family="text">
      <style:text-properties fo:color="#3f5fbf" style:font-name="Consolas" fo:font-size="10pt" style:font-size-asian="10pt"/>
    </style:style>
    <style:style style:name="T123" style:family="text">
      <style:text-properties fo:color="#3f5fbf" style:font-name="Consolas" fo:font-size="10pt" officeooo:rsid="001b2468" style:font-size-asian="10pt"/>
    </style:style>
    <style:style style:name="T124" style:family="text">
      <style:text-properties fo:color="#3f5fbf" style:font-name="Consolas" fo:font-size="10pt" style:text-underline-style="solid" style:text-underline-width="auto" style:text-underline-color="font-color" style:font-size-asian="10pt"/>
    </style:style>
    <style:style style:name="T125" style:family="text">
      <style:text-properties fo:color="#7f9fbf" style:font-name="Consolas" fo:font-size="10pt" fo:font-weight="bold" style:font-size-asian="10pt" style:font-weight-asian="bold"/>
    </style:style>
    <style:style style:name="T126" style:family="text">
      <style:text-properties fo:color="#3f7f5f" style:font-name="Consolas" fo:font-size="10pt" style:font-size-asian="10pt"/>
    </style:style>
    <style:style style:name="T127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128" style:family="text">
      <style:text-properties fo:color="#3f7f5f" style:font-name="Consolas" fo:font-size="10pt" style:text-underline-style="solid" style:text-underline-width="auto" style:text-underline-color="font-color" fo:font-weight="bold" officeooo:rsid="001469e9" style:font-size-asian="10pt" style:font-weight-asian="bold" style:font-size-complex="10.5pt" style:font-weight-complex="bold"/>
    </style:style>
    <style:style style:name="T129" style:family="text">
      <style:text-properties fo:color="#3f7f5f" style:font-name="Consolas" fo:font-size="10pt" fo:font-weight="bold" officeooo:rsid="001469e9" style:font-size-asian="10pt" style:font-weight-asian="bold" style:font-size-complex="10.5pt" style:font-weight-complex="bold"/>
    </style:style>
    <style:style style:name="T130" style:family="text">
      <style:text-properties officeooo:rsid="00255636"/>
    </style:style>
    <style:style style:name="T131" style:family="text">
      <style:text-properties fo:color="#646464" style:font-name="Consolas" fo:font-size="10pt" style:font-size-asian="10pt"/>
    </style:style>
    <style:style style:name="T132" style:family="text">
      <style:text-properties fo:color="#646464" style:font-name="Consolas" fo:font-size="10pt" officeooo:rsid="00255636" style:font-size-asian="10pt"/>
    </style:style>
    <style:style style:name="T133" style:family="text">
      <style:text-properties fo:color="#646464" style:font-name="Consolas" fo:font-size="10pt" fo:background-color="#d4d4d4" loext:char-shading-value="0" style:font-size-asian="10pt"/>
    </style:style>
    <style:style style:name="T134" style:family="text">
      <style:text-properties fo:color="#646464" style:font-name="Consolas" fo:font-size="10pt" fo:font-weight="bold" officeooo:rsid="001469e9" style:font-size-asian="10pt" style:font-weight-asian="bold" style:font-size-complex="10.5pt" style:font-weight-complex="bold"/>
    </style:style>
    <style:style style:name="T135" style:family="text">
      <style:text-properties fo:color="#646464" style:font-name="Consolas" fo:font-size="10pt" fo:font-weight="bold" officeooo:rsid="00255636" style:font-size-asian="10pt" style:font-weight-asian="bold" style:font-size-complex="10.5pt" style:font-weight-complex="bold"/>
    </style:style>
    <style:style style:name="T136" style:family="text">
      <style:text-properties officeooo:rsid="002d42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uttura Codice</text:p>
      <text:list xml:id="list40888140" text:style-name="L1">
        <text:list-item>
          <text:p text:style-name="P62">package</text:p>
        </text:list-item>
      </text:list>
      <text:p text:style-name="P2"><text:tab/>package slide3_1;</text:p>
      <text:list xml:id="list102315545895284" text:continue-numbering="true" text:style-name="L1">
        <text:list-item>
          <text:p text:style-name="P62">imports</text:p>
          <text:p text:style-name="P71">import java.util.<text:span text:style-name="T22">Arrays;</text:span></text:p>
        </text:list-item>
        <text:list-item>
          <text:p text:style-name="P62">classpath</text:p>
          <text:p text:style-name="P72">C:\Users\ADMIN\eclipse-workspace\Prove\src\slide3_1<text:span text:style-name="T23">\Persona</text:span></text:p>
          <text:p text:style-name="P72"/>
        </text:list-item>
      </text:list>
      <text:p text:style-name="P15">Ereditarietà</text:p>
      <text:p text:style-name="P3">public class Prova extends Prova1 { }</text:p>
      <text:p text:style-name="P3">Classe Prova padre, Prova1 figlia.</text:p>
      <text:p text:style-name="P4">La classe figlia (sottoclasse) eredita tutto il contenuto della classe padre (superclasse) e può aggiungerne altro. Serve per derivare dalla superclasse, altre sottoclassi risparmiando codice da scrivere. Si può fare override e overload dei metodi. <text:span text:style-name="T24">Non è permessa l’ereditarietà multipla: public class Prova extends Prova1, Prova1 (ERR)</text:span></text:p>
      <text:p text:style-name="P4"/>
      <text:p text:style-name="P15"><text:span text:style-name="T21">Classi, oggetti, i</text:span>nterfacce e classi astratte</text:p>
      <text:p text:style-name="P5">public class Prova() {}</text:p>
      <text:p text:style-name="P18">Prova=new Prova(parametri costruttore); </text:p>
      <text:p text:style-name="P19">Un’interfaccia viene utilizzata per fare una classificazione degli oggetti, <text:span text:style-name="T25">per un modello</text:span>. <text:span text:style-name="T24">Keyword “interface” . </text:span>Non può essere istanziata. Si utilizza la parola chiave “implements”. <text:span text:style-name="T24">Una classe può implementare più interfacce.</text:span><text:line-break/>I suoi metodi devono essere (o sono implicitamente) public static final<text:line-break/>E non devono avere implementazione (senza {} )</text:p>
      <text:p text:style-name="P21"><text:span text:style-name="T26"><text:line-break/></text:span><text:span text:style-name="T27">public interface Prova {</text:span></text:p>
      <text:p text:style-name="P35"><text:tab/>int <text:span text:style-name="T55">VALUE</text:span> = 1;</text:p>
      <text:p text:style-name="P35"><text:tab/>void m1();</text:p>
      <text:p text:style-name="P35">}</text:p>
      <text:p text:style-name="P35"/>
      <text:p text:style-name="P35">public interface <text:span text:style-name="T56">Prova1</text:span>{</text:p>
      <text:p text:style-name="P35"><text:tab/>int <text:span text:style-name="T55">VALUE</text:span> = 2;</text:p>
      <text:p text:style-name="P35"><text:tab/>void m1();</text:p>
      <text:p text:style-name="P35">}</text:p>
      <text:p text:style-name="P35"/>
      <text:p text:style-name="P35">class Test implements Prova, Prova1{</text:p>
      <text:p text:style-name="P35"><text:tab/>public void m1()</text:p>
      <text:p text:style-name="P35"><text:tab/>{</text:p>
      <text:p text:style-name="P35"><text:tab/><text:tab/>System.<text:span text:style-name="T55">out</text:span>.println("Hello");</text:p>
      <text:p text:style-name="P35"><text:tab/><text:tab/>Test test1 = new Test();</text:p>
      <text:p text:style-name="P35"><text:tab/><text:tab/>((Prova1) test).m1();<text:tab/><text:tab/>//<text:span text:style-name="T57">stampa “Hello”</text:span></text:p>
      <text:p text:style-name="P35"><text:tab/>}</text:p>
      <text:p text:style-name="P23">}</text:p>
      <text:p text:style-name="P22"/>
      <text:p text:style-name="P20"><text:span text:style-name="T58">public abstract class </text:span><text:span text:style-name="T59">Calc{<text:line-break/>abstract void calculate();</text:span><text:span text:style-name="T62"><text:line-break/>public static void main(String [] args)</text:span></text:p>
      <text:p text:style-name="P6"><text:soft-page-break/>{<text:line-break/>System.out.println(“Calculating”);<text:line-break/>Calc x = null;<text:line-break/>x.calculate();<text:tab/><text:tab/></text:p>
      <text:p text:style-name="P6">}</text:p>
      <text:p text:style-name="P6">}</text:p>
      <text:p text:style-name="P7"><text:line-break/>Classe astratta viene usata per rendere disponibile alle sottoclassi, del codice, delle funzioni comuni. <text:span text:style-name="T24">Denominata con la keyword “abstract”.</text:span><text:line-break/>Non può essere istanziata. Deve avere almeno un metodo astratto <text:span text:style-name="T24">per dichiararsi tale e le sottoclassi devono implementare(override) il metodo astratto.</text:span></text:p>
      <text:p text:style-name="P8"/>
      <text:p text:style-name="P15">Visibilità</text:p>
      <text:p text:style-name="P7">private→default (o vuoto, visibile solo nel package)→protected (package e sottoclassi)→public <text:s/><text:tab/><text:line-break/>Dal più restrittivo.</text:p>
      <text:p text:style-name="P15">Linguaggi<text:span text:style-name="T21">o</text:span></text:p>
      <text:list xml:id="list3013650727" text:style-name="L2">
        <text:list-item>
          <text:p text:style-name="P63">La Sintassi<text:tab/><text:tab/><text:tab/><text:span text:style-name="T2">int a = 5; String str = “prova”; char car = ‘b’; boolean </text:span><text:span text:style-name="T3">bool</text:span><text:span text:style-name="T2">= true;</text:span></text:p>
        </text:list-item>
        <text:list-item>
          <text:p text:style-name="P63">Controlli di Flusso</text:p>
        </text:list-item>
      </text:list>
      <text:p text:style-name="P15"><text:span text:style-name="T4"><text:tab/></text:span><text:span text:style-name="T5">boolean check</text:span><text:span text:style-name="T6">=true</text:span><text:span text:style-name="T5">;</text:span></text:p>
      <text:p text:style-name="P13"><text:tab/>if(check == true) </text:p>
      <text:p text:style-name="P13"><text:tab/>{<text:line-break/><text:tab/><text:tab/>System.out.println(“funziona”);<text:line-break/><text:tab/>}</text:p>
      <text:p text:style-name="P13"/>
      <text:list xml:id="list102315323674704" text:continue-numbering="true" text:style-name="L2">
        <text:list-header>
          <text:p text:style-name="P74">for(int i=0; i&lt;10; i++){ }<text:tab/><text:tab/><text:tab/><text:span text:style-name="T63">quando sappiamo quante volte itererà</text:span></text:p>
        </text:list-header>
      </text:list>
      <text:p text:style-name="P9"><text:tab/>while (isFull) {…}<text:tab/><text:tab/><text:tab/><text:span text:style-name="T63">esce a false</text:span></text:p>
      <text:p text:style-name="P9"><text:tab/><text:span text:style-name="T63">do (….) while (y==0);<text:tab/><text:tab/><text:tab/>quando sappiamo che itererà almeno una volta</text:span></text:p>
      <text:p text:style-name="P9"><text:tab/>for(int i : Iterator/array/arrayList)<text:tab/><text:tab/><text:span text:style-name="T63">for each – quando vogliamo far scorrere tutti i valori</text:span></text:p>
      <text:p text:style-name="P9"><text:tab/><text:span text:style-name="T64">switch()<text:line-break/><text:tab/>{<text:line-break/><text:tab/><text:tab/>case 1: istruzione;<text:line-break/><text:tab/><text:tab/>case 2: istruzione;<text:line-break/><text:tab/><text:tab/>…<text:line-break/><text:tab/><text:tab/>default:<text:line-break/><text:tab/>}</text:span></text:p>
      <text:list xml:id="list102314083198167" text:continue-numbering="true" text:style-name="L2">
        <text:list-item>
          <text:p text:style-name="P73"><text:span text:style-name="T65">Array</text:span><text:tab/><text:tab/><text:tab/><text:tab/><text:tab/><text:span text:style-name="T66">int arrayProva []; int arrayProva [] = new int[]; Sequenza di <text:tab/><text:tab/><text:tab/><text:tab/><text:tab/>elementi</text:span></text:p>
        </text:list-item>
      </text:list>
      <text:p text:style-name="P1"><text:tab/><text:tab/><text:tab/><text:tab/><text:tab/><text:tab/><text:span text:style-name="T67">arrayProva = {1, 20, 304, 55};</text:span></text:p>
      <text:list xml:id="list102315520284080" text:continue-numbering="true" text:style-name="L2">
        <text:list-item>
          <text:p text:style-name="P73"><text:span text:style-name="T65">Enum</text:span><text:tab/><text:tab/><text:tab/><text:tab/><text:tab/><text:span text:style-name="T68">public enum sesso {M, F}<text:tab/>valori specifici</text:span></text:p>
        </text:list-item>
        <text:list-item>
          <text:p text:style-name="P73"><text:span text:style-name="T65">Annotations</text:span><text:tab/><text:tab/><text:tab/><text:tab/><text:span text:style-name="T69">@Override</text:span></text:p>
        </text:list-item>
      </text:list>
      <text:p text:style-name="P1"/>
      <text:p text:style-name="P1"/>
      <text:p text:style-name="P1"><text:soft-page-break/><text:span text:style-name="T65">La libreria Math</text:span><text:tab/><text:tab/>//<text:span text:style-name="T70">int a =Math.min(10, 5);<text:tab/><text:tab/>Math.random();<text:tab/>ritorna un double tra <text:tab/><text:tab/><text:tab/><text:tab/><text:tab/>System.out.println(a); //5<text:tab/><text:tab/>0.0 e 0.1</text:span></text:p>
      <text:p text:style-name="P10"><text:tab/><text:tab/><text:tab/><text:tab/></text:p>
      <text:p text:style-name="P15">La classe Object<text:tab/><text:tab/><text:span text:style-name="T7">E’ la superclasse di ogni classe. Ogni classe estende Object, ereditando <text:tab/><text:tab/><text:tab/><text:tab/><text:tab/>vari metodi. <text:line-break/><text:tab/><text:tab/><text:tab/><text:tab/>Es. </text:span><text:span text:style-name="T8">public String </text:span><text:span text:style-name="T7">toString() </text:span><text:span text:style-name="T8">{return “ciao” + var+ “mondo”}</text:span><text:span text:style-name="T7">;</text:span></text:p>
      <text:p text:style-name="P15">Stringhe<text:tab/><text:tab/><text:tab/><text:span text:style-name="T7">String stringa=”ciao”;<text:tab/>String stringa = new String (“ciao”);</text:span><text:tab/></text:p>
      <text:p text:style-name="P15"><text:span text:style-name="T28">Date</text:span><text:tab/><text:tab/><text:tab/><text:tab/><text:span text:style-name="T9">LocalDate </text:span><text:span text:style-name="T10">dataCorrente = LocalDate.now(ZoneId.Of(“Europe/Paris”));<text:line-break/><text:tab/><text:tab/><text:tab/><text:tab/>System.out.print(“Data corrente in Italia: “ +dataCorrenteItalia);</text:span><text:span text:style-name="T9"><text:tab/></text:span></text:p>
      <text:p text:style-name="P15"><text:span text:style-name="T9"><text:tab/><text:tab/><text:tab/><text:tab/></text:span><text:span text:style-name="T11">LocalDate primoGiornoLuglio = LocalDate.of(2017, Month.July, 1);<text:line-break/><text:tab/><text:tab/><text:tab/><text:tab/>System.out.println(“Data specifica: “+primoGiornoLuglio);</text:span><text:span text:style-name="T9"><text:tab/><text:tab/><text:tab/><text:tab/></text:span></text:p>
      <text:p text:style-name="P15">Collections<text:tab/><text:tab/><text:tab/><text:span text:style-name="T9">Collection: elementi non ordinati. Non possono avere tipi primitivi</text:span></text:p>
      <text:p text:style-name="P15"><text:span text:style-name="T9"><text:tab/><text:tab/><text:tab/><text:tab/>List: ordinati, e possiamo ottenere gli elementi in base all’indice.<text:line-break/><text:tab/><text:tab/><text:tab/><text:tab/></text:span><text:span text:style-name="T5">public void prova(List lista){<text:line-break/><text:tab/><text:tab/><text:tab/><text:tab/>c.add(“uno”);<text:line-break/><text:tab/><text:tab/><text:tab/><text:tab/>c.add(“due”);<text:line-break/><text:tab/><text:tab/><text:tab/><text:tab/>c.add(“tre”);<text:line-break/><text:tab/><text:tab/><text:tab/><text:tab/>c.add(“</text:span><text:span text:style-name="T12">quattro</text:span><text:span text:style-name="T5">”);<text:line-break/><text:tab/><text:tab/><text:tab/><text:tab/></text:span><text:span text:style-name="T12">c.remove(“uno”);</text:span></text:p>
      <text:p text:style-name="P14"><text:tab/><text:tab/><text:tab/><text:tab/>}</text:p>
      <text:p text:style-name="P15"><text:span text:style-name="T9"><text:tab/><text:tab/><text:tab/><text:tab/>Array: ordinati ed ha una capacità massima.<text:line-break/><text:tab/><text:tab/><text:tab/><text:tab/></text:span><text:span text:style-name="T13">Integer array = new Integer(10);</text:span></text:p>
      <text:p text:style-name="P15"><text:span text:style-name="T9"><text:tab/><text:tab/><text:tab/><text:tab/>Arraylist: memorizza gli elementi, e al termine della sua capacità si <text:tab/><text:tab/><text:tab/><text:tab/><text:tab/><text:tab/>ridimensiona per immagazzinarne altri<text:line-break/><text:tab/><text:tab/><text:tab/><text:tab/></text:span><text:span text:style-name="T14">List &lt;String&gt; arrListProva = new Arraylist&lt;String&gt;();<text:line-break/><text:tab/><text:tab/><text:tab/><text:tab/>arrListProva.add(“Ciao”);</text:span></text:p>
      <text:p text:style-name="P77"><text:span text:style-name="T74">Iterator<text:tab/><text:tab/><text:tab/><text:tab/></text:span><text:span text:style-name="T90">public</text:span><text:span text:style-name="T42"> </text:span><text:span text:style-name="T90">static</text:span><text:span text:style-name="T42"> </text:span><text:span text:style-name="T90">void</text:span><text:span text:style-name="T42"> </text:span><text:span text:style-name="T48">stampa</text:span><text:span text:style-name="T42">(Iterator&lt;String&gt; </text:span><text:span text:style-name="T79">iteratore</text:span><text:span text:style-name="T42">) </text:span></text:p>
      <text:p text:style-name="P61"><text:span text:style-name="T54"><text:tab/><text:tab/><text:tab/><text:tab/>{</text:span></text:p>
      <text:p text:style-name="P61"><text:span text:style-name="T54"><text:tab/><text:tab/><text:tab/><text:tab/><text:tab/></text:span><text:span text:style-name="T98">while</text:span><text:span text:style-name="T54">(</text:span><text:span text:style-name="T82">iteratore</text:span><text:span text:style-name="T54">.hasNext())</text:span></text:p>
      <text:p text:style-name="P61"><text:span text:style-name="T54"><text:tab/><text:tab/><text:tab/><text:tab/><text:tab/>System.</text:span><text:span text:style-name="T105">out</text:span><text:span text:style-name="T54">.println(</text:span><text:span text:style-name="T82">iteratore</text:span><text:span text:style-name="T54">.next()); </text:span></text:p>
      <text:p text:style-name="P57"><text:span text:style-name="T54"><text:tab/><text:tab/><text:tab/><text:tab/>}</text:span></text:p>
      <text:p text:style-name="P79">Foreach<text:tab/><text:tab/><text:tab/><text:tab/><text:span text:style-name="T15">for (int i : Iterator/array/arrayList) </text:span><text:span text:style-name="T14">per scorrere</text:span><text:span text:style-name="T15"> tutti i valori</text:span><text:span text:style-name="T16"> di tipo intero</text:span></text:p>
      <text:p text:style-name="P15"><text:span text:style-name="T58">Generics<text:tab/><text:tab/><text:tab/></text:span><text:span text:style-name="T61">List &lt;</text:span><text:span text:style-name="T60">String</text:span><text:span text:style-name="T61">&gt; a</text:span><text:span text:style-name="T14">rrListProva = new Arraylist&lt;</text:span><text:span text:style-name="T71">String</text:span><text:span text:style-name="T14">&gt;();</text:span></text:p>
      <text:p text:style-name="P15">Map<text:tab/><text:tab/><text:tab/><text:tab/><text:span text:style-name="T17">elementi con una chiave ed un suo valroe. Non si possono avere due <text:tab/><text:tab/><text:tab/><text:tab/><text:tab/>elementi con lo stesso valore di chiave. Metodo put() e get(), clear()</text:span></text:p>
      <text:p text:style-name="P17"><text:span text:style-name="T72"><text:tab/><text:tab/><text:tab/><text:tab/>E</text:span><text:span text:style-name="T73">s. </text:span><text:span text:style-name="T30">HashMap&lt;String, Integer&gt; </text:span><text:span text:style-name="T75">mappa</text:span><text:span text:style-name="T29"> = </text:span><text:span text:style-name="T83">new</text:span><text:span text:style-name="T29"> HashMap&lt;String, <text:tab/><text:tab/><text:tab/><text:tab/><text:tab/>Integer&gt;();</text:span></text:p>
      <text:p text:style-name="P36"><text:span text:style-name="T107"><text:tab/><text:tab/><text:tab/><text:tab/>mappa.put("Elem1", 1);</text:span></text:p>
      <text:p text:style-name="P36"><text:span text:style-name="T107"><text:tab/><text:tab/><text:tab/><text:tab/>mappa.put("Elem2", 2);</text:span></text:p>
      <text:p text:style-name="P36"><text:span text:style-name="T107"><text:tab/><text:tab/><text:tab/><text:tab/>mappa.put("Elem3", 3);</text:span></text:p>
      <text:p text:style-name="P26"><text:span text:style-name="T107"><text:tab/><text:tab/><text:tab/><text:tab/>mappa.put("Elem4", 4);</text:span></text:p>
      <text:p text:style-name="P15">Le Eccezioni</text:p>
      <text:list xml:id="list3896471745" text:style-name="L3">
        <text:list-item>
          <text:p text:style-name="P64">La gestione degli errori<text:tab/><text:tab/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5"><text:span text:style-name="T85">try</text:span><text:span text:style-name="T32"> </text:span></text:p>
                        </text:list-header>
                      </text:list>
                    </text:list-item>
                  </text:list>
                </text:list-item>
              </text:list>
              <text:p text:style-name="P42"><text:tab/><text:tab/><text:tab/>{</text:p>
            </text:list-item>
          </text:list>
          <text:p text:style-name="P48"><text:span text:style-name="T32"><text:tab/><text:tab/><text:tab/><text:tab/></text:span><text:span text:style-name="T84">for</text:span><text:span text:style-name="T32">(</text:span><text:span text:style-name="T84">int</text:span><text:span text:style-name="T32"> </text:span><text:span text:style-name="T76">i</text:span><text:span text:style-name="T32">=0; </text:span><text:span text:style-name="T76">i</text:span><text:span text:style-name="T32">&lt;</text:span><text:span text:style-name="T43">arrayProva</text:span><text:span text:style-name="T32">.lenght; </text:span><text:span text:style-name="T76">i</text:span><text:span text:style-name="T32">++)</text:span></text:p>
          <text:p text:style-name="P42"><text:soft-page-break/><text:tab/><text:tab/><text:tab/><text:tab/>{</text:p>
          <text:p text:style-name="P47"><text:span text:style-name="T107"><text:tab/><text:tab/><text:tab/><text:tab/><text:tab/>System.</text:span><text:span text:style-name="T118">out</text:span><text:span text:style-name="T107">.println(</text:span><text:span text:style-name="T119">arrayProva</text:span><text:span text:style-name="T107">[i]);</text:span></text:p>
          <text:p text:style-name="P42"><text:tab/><text:tab/><text:tab/><text:tab/>}</text:p>
          <text:p text:style-name="P42"><text:tab/><text:tab/><text:tab/></text:p>
          <text:p text:style-name="P42"><text:tab/><text:tab/><text:tab/>}</text:p>
          <text:p text:style-name="P48"><text:span text:style-name="T32"><text:tab/><text:tab/><text:tab/></text:span><text:span text:style-name="T84">catch</text:span><text:span text:style-name="T32">(ArrayIndexOutOfBoundsException </text:span><text:span text:style-name="T76">exc</text:span><text:span text:style-name="T32">)</text:span></text:p>
          <text:p text:style-name="P42"><text:tab/><text:tab/><text:tab/>{</text:p>
          <text:p text:style-name="P48"><text:span text:style-name="T32"><text:tab/><text:tab/><text:tab/><text:tab/></text:span><text:span text:style-name="T76">exc</text:span><text:span text:style-name="T32">.toString();</text:span></text:p>
          <text:p text:style-name="P42"><text:tab/><text:tab/><text:tab/>}</text:p>
          <text:p text:style-name="P48"><text:span text:style-name="T32"><text:tab/><text:tab/><text:tab/></text:span><text:span text:style-name="T84">finally</text:span><text:span text:style-name="T32"> <text:line-break/><text:tab/><text:tab/><text:tab/></text:span><text:span text:style-name="T33">{</text:span></text:p>
          <text:p text:style-name="P48"><text:span text:style-name="T32"><text:tab/><text:tab/><text:tab/><text:tab/></text:span><text:span text:style-name="T34">System.out.println(“Esegue in ogni caso”);</text:span></text:p>
          <text:list text:continue-numbering="true">
            <text:list-header>
              <text:p text:style-name="P51"><text:tab/><text:tab/>}</text:p>
            </text:list-header>
          </text:list>
        </text:list-item>
      </text:list>
      <text:p text:style-name="P27"/>
      <text:p text:style-name="P27"/>
      <text:list xml:id="list102314280086962" text:continue-numbering="true" text:style-name="L3">
        <text:list-item>
          <text:p text:style-name="P64">Checked e unchecked<text:tab/><text:tab/><text:span text:style-name="T18">checked exception sono le sottoclassi di Exception: IOException, <text:tab/><text:tab/><text:tab/><text:tab/><text:tab/>FileNotFound. Devono essere dichiarate</text:span><text:span text:style-name="T19"> (throws) </text:span><text:span text:style-name="T18">e/o gestite nel <text:tab/><text:tab/><text:tab/><text:tab/><text:tab/>metodo in cui occorrono </text:span><text:span text:style-name="T19">con un try-catch.</text:span></text:p>
        </text:list-item>
      </text:list>
      <text:p text:style-name="P11"><text:tab/><text:tab/><text:tab/><text:tab/><text:tab/>unchecked sono le sottoclassi di Runtime Exception: <text:tab/><text:tab/><text:tab/><text:tab/><text:tab/><text:tab/><text:tab/>illegalArgument , NullPointer, ArrayIndexOutOfBound<text:line-break/><text:tab/><text:tab/><text:tab/><text:tab/><text:tab/>Possono essere dichiarate e gestite.</text:p>
      <text:p text:style-name="P33">CHECKED: </text:p>
      <text:p text:style-name="P31"><text:span text:style-name="T35">public class esempio{</text:span><text:span text:style-name="T86"><text:line-break/></text:span><text:span text:style-name="T36">public static void m1() throws Exception { throw new Exception();}<text:line-break/></text:span><text:span text:style-name="T86"><text:line-break/></text:span><text:span text:style-name="T32">public </text:span><text:span text:style-name="T36">static void main(String [] args) throws Exception{<text:line-break/><text:tab/>try{<text:line-break/><text:tab/><text:tab/>m1();<text:line-break/><text:tab/><text:tab/>System.out.println(“A”);</text:span></text:p>
      <text:p text:style-name="P28"><text:tab/>}<text:line-break/><text:tab/>finally<text:line-break/><text:tab/>{<text:line-break/><text:tab/><text:tab/>System.out.println(“B”);<text:line-break/><text:tab/>}<text:line-break/><text:line-break/><text:tab/>System.out.println(“C”);</text:p>
      <text:p text:style-name="P12"><text:tab/>}<text:line-break/><text:span text:style-name="T106">}</text:span></text:p>
      <text:p text:style-name="P32"><text:span text:style-name="T93">UNCHECKED</text:span><text:span text:style-name="T87">: </text:span></text:p>
      <text:p text:style-name="P24"><text:span text:style-name="T109">public class </text:span><text:span text:style-name="T110">W</text:span><text:span text:style-name="T108">arningVeloxMin extends RuntimeException{..}</text:span></text:p>
      <text:p text:style-name="P25"><text:span text:style-name="T111">public String diminuisciVelocita(int velox) throws WarningVeloxMin</text:span><text:span text:style-name="T107">{</text:span></text:p>
      <text:p text:style-name="P37"><text:tab/><text:tab/>if((velocita-velox)&lt;=0)</text:p>
      <text:p text:style-name="P37"><text:tab/><text:tab/>{</text:p>
      <text:p text:style-name="P37"><text:tab/><text:tab/><text:tab/>throw new WarningVeloxMin("Attenzione! Raggiunta velocita minima");</text:p>
      <text:p text:style-name="P37"><text:tab/><text:tab/>}</text:p>
      <text:p text:style-name="P37"><text:tab/><text:tab/>else</text:p>
      <text:p text:style-name="P37"><text:tab/><text:tab/>{</text:p>
      <text:p text:style-name="P37"><text:tab/><text:tab/><text:tab/>velocita-=velox;</text:p>
      <text:p text:style-name="P37"><text:tab/><text:tab/><text:tab/>return "Velocita' modificata";</text:p>
      <text:p text:style-name="P37"><text:tab/><text:tab/>}</text:p>
      <text:p text:style-name="P29"><text:tab/>}</text:p>
      <text:list xml:id="list102315517954505" text:continue-numbering="true" text:style-name="L3">
        <text:list-header>
          <text:p text:style-name="P64"/>
        </text:list-header>
        <text:list-item>
          <text:p text:style-name="P64"><text:soft-page-break/>Eccezioni ed ereditarietà<text:tab/></text:p>
          <text:p text:style-name="P64"><text:line-break/></text:p>
        </text:list-item>
      </text:list>
      <text:p text:style-name="P26"><text:span text:style-name="T107">public int maggiore(int[] array) throws </text:span><text:span text:style-name="T115">Runtim</text:span><text:span text:style-name="T116">e</text:span><text:span text:style-name="T115">Exception</text:span></text:p>
      <text:p text:style-name="P37"><text:tab/>{</text:p>
      <text:p text:style-name="P37"><text:tab/><text:tab/>int maxValue = array[0];</text:p>
      <text:p text:style-name="P37"><text:tab/><text:tab/></text:p>
      <text:p text:style-name="P37"><text:tab/><text:tab/>for(int i=0; i&lt;array.length; i++)</text:p>
      <text:p text:style-name="P37"><text:tab/><text:tab/>{</text:p>
      <text:p text:style-name="P37"><text:tab/><text:tab/><text:tab/></text:p>
      <text:p text:style-name="P37"><text:tab/><text:tab/><text:tab/>if (array[i] &gt; maxValue)</text:p>
      <text:p text:style-name="P37"><text:tab/><text:tab/><text:tab/>{</text:p>
      <text:p text:style-name="P37"><text:tab/><text:tab/><text:tab/><text:tab/>maxValue=array[i];</text:p>
      <text:p text:style-name="P37"><text:tab/><text:tab/><text:tab/>}</text:p>
      <text:p text:style-name="P37"><text:tab/><text:tab/><text:tab/>else</text:p>
      <text:p text:style-name="P37"><text:tab/><text:tab/><text:tab/><text:tab/>throw new IllegalArgumentException("Exc class 1");</text:p>
      <text:p text:style-name="P37"><text:tab/><text:tab/>}</text:p>
      <text:p text:style-name="P37"><text:tab/><text:tab/></text:p>
      <text:p text:style-name="P37"><text:tab/><text:tab/>return maxValue;</text:p>
      <text:p text:style-name="P34"><text:tab/>}</text:p>
      <text:p text:style-name="P25"><text:span text:style-name="T108"><text:tab/>@</text:span><text:span text:style-name="T117">Override</text:span><text:span text:style-name="T108"><text:line-break/><text:tab/></text:span><text:span text:style-name="T107">public int maggiore(int []array) throws </text:span><text:span text:style-name="T112">IllegalArgumentException</text:span></text:p>
      <text:p text:style-name="P37"><text:tab/>{</text:p>
      <text:p text:style-name="P37"><text:tab/><text:tab/>int maxValue = array[0];</text:p>
      <text:p text:style-name="P37"><text:tab/><text:tab/></text:p>
      <text:p text:style-name="P37"><text:tab/><text:tab/>for(int i=0; i&lt;array.length; i++)</text:p>
      <text:p text:style-name="P37"><text:tab/><text:tab/>{</text:p>
      <text:p text:style-name="P37"><text:tab/><text:tab/><text:tab/></text:p>
      <text:p text:style-name="P37"><text:tab/><text:tab/><text:tab/>if (array[i] &gt; maxValue)</text:p>
      <text:p text:style-name="P37"><text:tab/><text:tab/><text:tab/>{</text:p>
      <text:p text:style-name="P37"><text:tab/><text:tab/><text:tab/><text:tab/>maxValue=array[i];</text:p>
      <text:p text:style-name="P37"><text:tab/><text:tab/><text:tab/>}</text:p>
      <text:p text:style-name="P37"><text:tab/><text:tab/><text:tab/>else</text:p>
      <text:p text:style-name="P36"><text:span text:style-name="T107"><text:tab/><text:tab/><text:tab/><text:tab/></text:span><text:span text:style-name="T112">throw</text:span><text:span text:style-name="T107"> new IllegalArgumentException("Exc class2");</text:span></text:p>
      <text:p text:style-name="P37"><text:tab/><text:tab/>}</text:p>
      <text:p text:style-name="P37"><text:tab/><text:tab/></text:p>
      <text:p text:style-name="P37"><text:tab/><text:tab/>return maxValue;<text:tab/><text:tab/></text:p>
      <text:p text:style-name="P37"><text:tab/>}</text:p>
      <text:p text:style-name="P30"><text:tab/></text:p>
      <text:p text:style-name="P15">JavaDoc</text:p>
      <text:list xml:id="list4093075004" text:style-name="L4">
        <text:list-item>
          <text:p text:style-name="P76"><text:span text:style-name="T74">Sintassi<text:line-break/></text:span><text:span text:style-name="T120">/**<text:line-break/>*<text:line-break/>*/<text:tab/></text:span></text:p>
        </text:list-item>
        <text:list-item>
          <text:p text:style-name="P65">Esempio</text:p>
          <text:p text:style-name="P55">/**</text:p>
          <text:p text:style-name="P39"><text:span text:style-name="T122">*</text:span><text:span text:style-name="T124">Verifica</text:span><text:span text:style-name="T122"> </text:span><text:span text:style-name="T124">min</text:span><text:span text:style-name="T122"> e max array</text:span></text:p>
          <text:p text:style-name="P39"><text:span text:style-name="T122">*</text:span><text:span text:style-name="T125">@author</text:span><text:span text:style-name="T122"> </text:span><text:span text:style-name="T124">Andrea</text:span></text:p>
          <text:p text:style-name="P39"><text:span text:style-name="T122">*</text:span><text:span text:style-name="T125">@version</text:span><text:span text:style-name="T122"> </text:span><text:span text:style-name="T123">1.0</text:span></text:p>
          <text:p text:style-name="P39"><text:span text:style-name="T122">*</text:span><text:span text:style-name="T125">@param</text:span><text:span text:style-name="T122"> interi a, b, </text:span><text:span text:style-name="T123">array da esaminare</text:span></text:p>
          <text:p text:style-name="P39"><text:span text:style-name="T122">*</text:span><text:span text:style-name="T125">@throws</text:span><text:span text:style-name="T122"> ArrayIndexOutOfBoundsException</text:span></text:p>
          <text:p text:style-name="P40">*/</text:p>
          <text:p text:style-name="P41"/>
          <text:p text:style-name="P39"><text:span text:style-name="T84">public</text:span><text:span text:style-name="T32"> </text:span><text:span text:style-name="T91">int</text:span><text:span text:style-name="T32"> </text:span><text:span text:style-name="T43">verificaMinMax(</text:span><text:span text:style-name="T92">int</text:span><text:span text:style-name="T43"> </text:span><text:span text:style-name="T80">min</text:span><text:span text:style-name="T43">, </text:span><text:span text:style-name="T92">int</text:span><text:span text:style-name="T43"> </text:span><text:span text:style-name="T80">max</text:span><text:span text:style-name="T43">, </text:span><text:span text:style-name="T92">int</text:span><text:span text:style-name="T43"> []</text:span><text:span text:style-name="T80">array</text:span><text:span text:style-name="T43">)</text:span><text:span text:style-name="T44">{}</text:span></text:p>
        </text:list-item>
      </text:list>
      <text:p text:style-name="P69"><text:soft-page-break/>IO</text:p>
      <text:list xml:id="list1868163140" text:style-name="L5">
        <text:list-item>
          <text:p text:style-name="P66">Stream<text:line-break/><text:span text:style-name="T1">//</text:span><text:span text:style-name="T20">Es. scrittura su file</text:span></text:p>
          <text:list>
            <text:list-header>
              <text:p text:style-name="P78">try</text:p>
            </text:list-header>
          </text:list>
          <text:p text:style-name="P43"><text:tab/> <text:s text:c="3"/>{</text:p>
          <text:p text:style-name="P49"><text:span text:style-name="T32"><text:tab/> <text:s text:c="9"/>FileOutputStream </text:span><text:span text:style-name="T76">prova</text:span><text:span text:style-name="T32"> = </text:span><text:span text:style-name="T84">new</text:span><text:span text:style-name="T32"> FileOutputStream(</text:span><text:span text:style-name="T99">"testoDaModificare.txt"</text:span><text:span text:style-name="T32">);</text:span></text:p>
          <text:p text:style-name="P49"><text:span text:style-name="T32"><text:tab/> <text:s text:c="9"/>PrintStream </text:span><text:span text:style-name="T80">scrivi</text:span><text:span text:style-name="T32"> = </text:span><text:span text:style-name="T84">new</text:span><text:span text:style-name="T32"> PrintStream(</text:span><text:span text:style-name="T76">prova</text:span><text:span text:style-name="T32">);</text:span></text:p>
          <text:p text:style-name="P49"><text:span text:style-name="T32"><text:tab/> <text:s text:c="9"/></text:span><text:span text:style-name="T84">for</text:span><text:span text:style-name="T32">(</text:span><text:span text:style-name="T84">int</text:span><text:span text:style-name="T32"> </text:span><text:span text:style-name="T76">i</text:span><text:span text:style-name="T32">=0; </text:span><text:span text:style-name="T76">i</text:span><text:span text:style-name="T32">&lt;10; </text:span><text:span text:style-name="T76">i</text:span><text:span text:style-name="T32">++)</text:span></text:p>
          <text:p text:style-name="P43"><text:tab/> <text:s text:c="9"/>{</text:p>
          <text:p text:style-name="P49"><text:span text:style-name="T32"><text:tab/> <text:s text:c="7"/><text:tab/> <text:s/></text:span><text:span text:style-name="T76">scrivi</text:span><text:span text:style-name="T32">.println(</text:span><text:span text:style-name="T99">"Scrittura n: "</text:span><text:span text:style-name="T32"> + </text:span><text:span text:style-name="T76">i</text:span><text:span text:style-name="T32">);</text:span></text:p>
          <text:p text:style-name="P43"><text:tab/> <text:s text:c="9"/>}</text:p>
          <text:p text:style-name="P43"><text:tab/> <text:s text:c="3"/>}</text:p>
          <text:p text:style-name="P49"><text:span text:style-name="T32"><text:tab/> <text:s text:c="3"/></text:span><text:span text:style-name="T84">catch</text:span><text:span text:style-name="T32"> (IOException </text:span><text:span text:style-name="T76">e</text:span><text:span text:style-name="T32">)</text:span></text:p>
          <text:p text:style-name="P43"><text:tab/> <text:s text:c="3"/>{</text:p>
          <text:p text:style-name="P49"><text:span text:style-name="T32"><text:tab/> <text:s text:c="3"/><text:tab/>System.</text:span><text:span text:style-name="T102">out</text:span><text:span text:style-name="T32">.println(</text:span><text:span text:style-name="T99">"Errore: "</text:span><text:span text:style-name="T32"> + </text:span><text:span text:style-name="T76">e</text:span><text:span text:style-name="T32">);</text:span></text:p>
          <text:p text:style-name="P50"><text:span text:style-name="T32"><text:tab/> <text:s text:c="3"/><text:tab/>System.</text:span><text:span text:style-name="T49">exit</text:span><text:span text:style-name="T32">(1);</text:span></text:p>
        </text:list-item>
      </text:list>
      <text:p text:style-name="P38"><text:span text:style-name="T32"><text:tab/><text:tab/></text:span><text:span text:style-name="T37">}</text:span></text:p>
      <text:list xml:id="list102314041858293" text:continue-numbering="true" text:style-name="L5">
        <text:list-item>
          <text:list>
            <text:list-item>
              <text:list>
                <text:list-header>
                  <text:p text:style-name="P44"/>
                </text:list-header>
              </text:list>
            </text:list-item>
          </text:list>
        </text:list-item>
        <text:list-item>
          <text:p text:style-name="P67">Serializzazione</text:p>
          <text:p text:style-name="P67"><text:span text:style-name="T95"><text:line-break/>class</text:span><text:span text:style-name="T29"> </text:span><text:span text:style-name="T45">Classe</text:span><text:span text:style-name="T29"> </text:span><text:span text:style-name="T95">implements</text:span><text:span text:style-name="T29"> Serializable{}</text:span></text:p>
        </text:list-item>
      </text:list>
      <text:p text:style-name="P58"><text:span text:style-name="T32"><text:tab/><text:tab/></text:span></text:p>
      <text:p text:style-name="P58"><text:span text:style-name="T32">Classe </text:span><text:span text:style-name="T76">obj</text:span><text:span text:style-name="T32"> = </text:span><text:span text:style-name="T84">new</text:span><text:span text:style-name="T32"> Classe();</text:span></text:p>
      <text:p text:style-name="P58"><text:span text:style-name="T32">FileOutputStream </text:span><text:span text:style-name="T76">fOutStream</text:span><text:span text:style-name="T32"> = </text:span><text:span text:style-name="T84">new</text:span><text:span text:style-name="T32"> FileOutputStream(</text:span><text:span text:style-name="T99">"file.txt"</text:span><text:span text:style-name="T32">);<text:tab/><text:tab/></text:span><text:span text:style-name="T126">//</text:span><text:span text:style-name="T127">crea</text:span><text:span text:style-name="T126"> </text:span><text:span text:style-name="T127">un</text:span><text:span text:style-name="T126"> file output stream </text:span></text:p>
      <text:p text:style-name="P58"><text:span text:style-name="T32">ObjectOutputStream </text:span><text:span text:style-name="T80">objOutStream</text:span><text:span text:style-name="T32"> = </text:span><text:span text:style-name="T84">new</text:span><text:span text:style-name="T32"> ObjectOutputStream(</text:span><text:span text:style-name="T76">fOutStream</text:span><text:span text:style-name="T32">);<text:tab/></text:span><text:span text:style-name="T126">//</text:span><text:span text:style-name="T127">oggetto</text:span><text:span text:style-name="T126"> </text:span><text:span text:style-name="T127">viene</text:span><text:span text:style-name="T126"> </text:span><text:span text:style-name="T127">serializzato</text:span></text:p>
      <text:p text:style-name="P58"><text:span text:style-name="T32"><text:tab/><text:tab/></text:span></text:p>
      <text:p text:style-name="P53"><text:span text:style-name="T76">objOutStream</text:span><text:span text:style-name="T107">.writeObject(</text:span><text:span text:style-name="T76">obj</text:span><text:span text:style-name="T107">);<text:tab/></text:span><text:span text:style-name="T126">//</text:span><text:span text:style-name="T127">Trasforma</text:span><text:span text:style-name="T126"> </text:span><text:span text:style-name="T127">da</text:span><text:span text:style-name="T126"> </text:span><text:span text:style-name="T127">oggetto</text:span><text:span text:style-name="T126"> a stream </text:span><text:span text:style-name="T127">della</text:span><text:span text:style-name="T126"> </text:span><text:span text:style-name="T127">classe</text:span><text:span text:style-name="T126"> ObjectOutputStream</text:span></text:p>
      <text:p text:style-name="P26"><text:span text:style-name="T107"/></text:p>
      <text:p text:style-name="P16">JUNIT</text:p>
      <text:p text:style-name="P56"><text:span text:style-name="T97">public</text:span><text:span text:style-name="T53"> </text:span><text:span text:style-name="T97">class</text:span><text:span text:style-name="T53"> Calculate {</text:span></text:p>
      <text:p text:style-name="P56"><text:span text:style-name="T94">public</text:span><text:span text:style-name="T32"> </text:span><text:span text:style-name="T94">int</text:span><text:span text:style-name="T32"> sum(</text:span><text:span text:style-name="T94">int</text:span><text:span text:style-name="T32"> </text:span><text:span text:style-name="T76">var1</text:span><text:span text:style-name="T32">, </text:span><text:span text:style-name="T94">int</text:span><text:span text:style-name="T32"> </text:span><text:span text:style-name="T76">var2</text:span><text:span text:style-name="T32">)</text:span></text:p>
      <text:p text:style-name="P58"><text:span text:style-name="T32"><text:tab/>{</text:span></text:p>
      <text:p text:style-name="P58"><text:span text:style-name="T32"><text:tab/><text:tab/>System.</text:span><text:span text:style-name="T102">out</text:span><text:span text:style-name="T32">.println(</text:span><text:span text:style-name="T99">"Adding values: "</text:span><text:span text:style-name="T32">+</text:span><text:span text:style-name="T76">var1</text:span><text:span text:style-name="T32">+ </text:span><text:span text:style-name="T99">" + "</text:span><text:span text:style-name="T32"> +</text:span><text:span text:style-name="T76">var2</text:span><text:span text:style-name="T32">);</text:span></text:p>
      <text:p text:style-name="P58"><text:span text:style-name="T32"><text:tab/><text:tab/></text:span><text:span text:style-name="T84">return</text:span><text:span text:style-name="T32"> </text:span><text:span text:style-name="T76">var1</text:span><text:span text:style-name="T32">+</text:span><text:span text:style-name="T76">var2</text:span><text:span text:style-name="T32">;</text:span></text:p>
      <text:p text:style-name="P56"><text:span text:style-name="T32"><text:tab/>}<text:line-break/></text:span><text:span text:style-name="T39">}</text:span></text:p>
      <text:p text:style-name="P56"><text:span text:style-name="T39"/></text:p>
      <text:p text:style-name="P56"><text:span text:style-name="T96">public</text:span><text:span text:style-name="T32"> </text:span><text:span text:style-name="T94">class</text:span><text:span text:style-name="T32"> CalculateTest {</text:span></text:p>
      <text:p text:style-name="P60"/>
      <text:p text:style-name="P58"><text:span text:style-name="T32"><text:tab/><text:tab/>Calculate </text:span><text:span text:style-name="T104">calculation</text:span><text:span text:style-name="T32"> = </text:span><text:span text:style-name="T84">new</text:span><text:span text:style-name="T32"> Calculate();</text:span></text:p>
      <text:p text:style-name="P58"><text:span text:style-name="T32"><text:tab/></text:span></text:p>
      <text:p text:style-name="P58"><text:span text:style-name="T32"><text:tab/><text:tab/></text:span><text:span text:style-name="T131">@BeforeClass</text:span></text:p>
      <text:p text:style-name="P58"><text:span text:style-name="T32"><text:tab/><text:tab/></text:span><text:span text:style-name="T84">public</text:span><text:span text:style-name="T32"> </text:span><text:span text:style-name="T84">static</text:span><text:span text:style-name="T32"> </text:span><text:span text:style-name="T84">void</text:span><text:span text:style-name="T32"> stampa()</text:span></text:p>
      <text:p text:style-name="P58"><text:span text:style-name="T32"><text:tab/><text:tab/>{</text:span></text:p>
      <text:p text:style-name="P58"><text:span text:style-name="T32"><text:tab/><text:tab/><text:tab/>System.</text:span><text:span text:style-name="T102">out</text:span><text:span text:style-name="T32">.println(</text:span><text:span text:style-name="T99">"Stampa prima dell'esecuzione della classe"</text:span><text:span text:style-name="T32">);</text:span></text:p>
      <text:p text:style-name="P58"><text:span text:style-name="T32"><text:tab/><text:tab/>}</text:span></text:p>
      <text:p text:style-name="P58"><text:span text:style-name="T32"><text:tab/><text:tab/></text:span></text:p>
      <text:p text:style-name="P58"><text:span text:style-name="T32"><text:tab/><text:tab/></text:span><text:span text:style-name="T131">@</text:span><text:span text:style-name="T133">Before</text:span></text:p>
      <text:p text:style-name="P58"><text:span text:style-name="T32"><text:tab/><text:tab/></text:span><text:span text:style-name="T84">public</text:span><text:span text:style-name="T32"> </text:span><text:span text:style-name="T84">void</text:span><text:span text:style-name="T32"> stampa2() </text:span></text:p>
      <text:p text:style-name="P58"><text:soft-page-break/><text:span text:style-name="T32"><text:tab/><text:tab/>{</text:span></text:p>
      <text:p text:style-name="P58"><text:span text:style-name="T32"><text:tab/><text:tab/><text:tab/>System.</text:span><text:span text:style-name="T102">out</text:span><text:span text:style-name="T32">.println(</text:span><text:span text:style-name="T99">"Stampa prima di ogni test"</text:span><text:span text:style-name="T32">);</text:span></text:p>
      <text:p text:style-name="P56"><text:span text:style-name="T32"><text:tab/><text:tab/>}</text:span></text:p>
      <text:p text:style-name="P32"><text:span text:style-name="T52"><text:tab/><text:tab/></text:span><text:span text:style-name="T135">@Test</text:span><text:span text:style-name="T51"><text:tab/><text:tab/></text:span><text:span text:style-name="T129">//</text:span><text:span text:style-name="T128">testerà</text:span><text:span text:style-name="T129"> </text:span><text:span text:style-name="T128">il</text:span><text:span text:style-name="T129"> </text:span><text:span text:style-name="T128">metodo</text:span><text:span text:style-name="T129"> sum()</text:span></text:p>
      <text:p text:style-name="P58"><text:span text:style-name="T32"><text:tab/><text:tab/></text:span><text:span text:style-name="T84">public</text:span><text:span text:style-name="T32"> </text:span><text:span text:style-name="T84">void</text:span><text:span text:style-name="T32"> testSumErrato()</text:span></text:p>
      <text:p text:style-name="P58"><text:span text:style-name="T32"><text:tab/><text:tab/>{</text:span></text:p>
      <text:p text:style-name="P58"><text:span text:style-name="T32"><text:tab/><text:tab/><text:tab/></text:span><text:span text:style-name="T84">int</text:span><text:span text:style-name="T32"> </text:span><text:span text:style-name="T76">sum</text:span><text:span text:style-name="T32"> = </text:span><text:span text:style-name="T104">calculation</text:span><text:span text:style-name="T32">.sum(2, 5);</text:span></text:p>
      <text:p text:style-name="P58"><text:span text:style-name="T32"><text:tab/><text:tab/><text:tab/></text:span><text:span text:style-name="T84">int</text:span><text:span text:style-name="T32"> </text:span><text:span text:style-name="T76">testSum</text:span><text:span text:style-name="T32"> = 10;</text:span></text:p>
      <text:p text:style-name="P58"><text:span text:style-name="T32"><text:tab/><text:tab/><text:tab/>System.</text:span><text:span text:style-name="T102">out</text:span><text:span text:style-name="T32">.println(</text:span><text:span text:style-name="T99">"@Test sum(): "</text:span><text:span text:style-name="T32"> + </text:span><text:span text:style-name="T76">sum</text:span><text:span text:style-name="T32"> + </text:span><text:span text:style-name="T99">" = "</text:span><text:span text:style-name="T32"> + </text:span><text:span text:style-name="T76">testSum</text:span><text:span text:style-name="T32">);</text:span></text:p>
      <text:p text:style-name="P58"><text:span text:style-name="T32"><text:tab/><text:tab/><text:tab/></text:span><text:span text:style-name="T49">assertEquals</text:span><text:span text:style-name="T32">(</text:span><text:span text:style-name="T99">"Valore atteso: "</text:span><text:span text:style-name="T32"> +</text:span><text:span text:style-name="T76">sum</text:span><text:span text:style-name="T32">+ </text:span><text:span text:style-name="T99">", valore ricevuto: "</text:span><text:span text:style-name="T32"> <text:tab/><text:tab/><text:tab/><text:tab/>+</text:span><text:span text:style-name="T76">testSum</text:span><text:span text:style-name="T32">, </text:span><text:span text:style-name="T76">sum</text:span><text:span text:style-name="T32">, </text:span><text:span text:style-name="T76">testSum</text:span><text:span text:style-name="T32">); </text:span></text:p>
      <text:p text:style-name="P58"><text:span text:style-name="T32"><text:tab/><text:tab/>}</text:span></text:p>
      <text:p text:style-name="P58"><text:span text:style-name="T32"><text:tab/><text:tab/></text:span></text:p>
      <text:p text:style-name="P58"><text:span text:style-name="T32"><text:tab/><text:tab/></text:span><text:span text:style-name="T131">@Test</text:span></text:p>
      <text:p text:style-name="P58"><text:span text:style-name="T32"><text:tab/><text:tab/></text:span><text:span text:style-name="T84">public</text:span><text:span text:style-name="T32"> </text:span><text:span text:style-name="T84">void</text:span><text:span text:style-name="T32"> testSumErrato1()</text:span></text:p>
      <text:p text:style-name="P58"><text:span text:style-name="T32"><text:tab/><text:tab/>{</text:span></text:p>
      <text:p text:style-name="P58"><text:span text:style-name="T32"><text:tab/><text:tab/><text:tab/></text:span><text:span text:style-name="T84">int</text:span><text:span text:style-name="T32"> </text:span><text:span text:style-name="T76">sum</text:span><text:span text:style-name="T32"> = </text:span><text:span text:style-name="T104">calculation</text:span><text:span text:style-name="T32">.sum(2, 5);</text:span></text:p>
      <text:p text:style-name="P58"><text:span text:style-name="T32"><text:tab/><text:tab/><text:tab/></text:span><text:span text:style-name="T84">int</text:span><text:span text:style-name="T32"> </text:span><text:span text:style-name="T76">testSum</text:span><text:span text:style-name="T32"> = 10;</text:span></text:p>
      <text:p text:style-name="P58"><text:span text:style-name="T32"><text:tab/><text:tab/><text:tab/>System.</text:span><text:span text:style-name="T102">out</text:span><text:span text:style-name="T32">.println(</text:span><text:span text:style-name="T99">"@Test sum(): "</text:span><text:span text:style-name="T32"> + </text:span><text:span text:style-name="T76">sum</text:span><text:span text:style-name="T32"> + </text:span><text:span text:style-name="T99">" = "</text:span><text:span text:style-name="T32"> + </text:span><text:span text:style-name="T76">testSum</text:span><text:span text:style-name="T32">);</text:span></text:p>
      <text:p text:style-name="P58"><text:span text:style-name="T32"><text:tab/><text:tab/><text:tab/></text:span><text:span text:style-name="T49">assertTrue</text:span><text:span text:style-name="T32">(</text:span><text:span text:style-name="T99">"Somma di 2+5=10"</text:span><text:span text:style-name="T32">, 10!=</text:span><text:span text:style-name="T76">sum</text:span><text:span text:style-name="T32">);</text:span></text:p>
      <text:p text:style-name="P58"><text:span text:style-name="T32"><text:tab/><text:tab/>}</text:span></text:p>
      <text:p text:style-name="P16"/>
      <text:p text:style-name="P16">MAVEN</text:p>
      <text:p text:style-name="P16"/>
      <text:p text:style-name="P16"/>
      <text:p text:style-name="P16"/>
      <text:p text:style-name="P15">JDBC</text:p>
      <text:list xml:id="list787769006" text:style-name="L6">
        <text:list-item>
          <text:p text:style-name="P68">Usare JDBC <text:span text:style-name="T121">e </text:span>Connessione al DataBase</text:p>
        </text:list-item>
        <text:list-item>
          <text:p text:style-name="P68">Tipi di query</text:p>
        </text:list-item>
        <text:list-item>
          <text:p text:style-name="P68">ResultSet</text:p>
        </text:list-item>
        <text:list-item>
          <text:p text:style-name="P68">Eccezioni</text:p>
        </text:list-item>
        <text:list-item>
          <text:p text:style-name="P68">Tipi di dat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e morlini</meta:initial-creator>
    <meta:creation-date>2018-05-24T10:45:42.509823831</meta:creation-date>
    <dc:date>2018-08-29T10:23:13.372000000</dc:date>
    <meta:editing-duration>P1DT1H</meta:editing-duration>
    <meta:editing-cycles>24</meta:editing-cycles>
    <meta:generator>LibreOffice/6.1.0.3$Windows_X86_64 LibreOffice_project/efb621ed25068d70781dc026f7e9c5187a4decd1</meta:generator>
    <meta:printed-by>gabriele morlini</meta:printed-by>
    <meta:print-date>2018-05-24T11:33:04.078555336</meta:print-date>
    <meta:document-statistic meta:table-count="0" meta:image-count="0" meta:object-count="0" meta:page-count="7" meta:paragraph-count="234" meta:word-count="1087" meta:character-count="8291" meta:non-whitespace-character-count="6843"/>
  </office:meta>
</office:document-meta>
</file>